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528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Φύλλο1" table:style-name="ta1" table:print="false">
        <table:table-column table:style-name="co1" table:number-columns-repeated="4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row table:style-name="ro1">
          <table:table-cell office:value-type="string">
            <text:p>Amsterdam_party1</text:p>
          </table:table-cell>
          <table:table-cell office:value-type="string">
            <text:p>Amsterdam_party2</text:p>
          </table:table-cell>
          <table:table-cell office:value-type="string">
            <text:p>NegoAgent</text:p>
          </table:table-cell>
          <table:table-cell office:value-type="string">
            <text:p>Agent_K</text:p>
          </table:table-cell>
          <table:table-cell table:number-columns-repeated="2"/>
          <table:table-cell office:value-type="float" office:value="1976">
            <text:p>1976</text:p>
          </table:table-cell>
          <table:table-cell office:value-type="float" office:value="0.96">
            <text:p>0.96</text:p>
          </table:table-cell>
          <table:table-cell office:value-type="float" office:value="0.636666666666667">
            <text:p>0.6366666667</text:p>
          </table:table-cell>
          <table:table-cell office:value-type="float" office:value="0.96">
            <text:p>0.96</text:p>
          </table:table-cell>
          <table:table-cell office:value-type="float" office:value="0.636666666666667">
            <text:p>0.6366666667</text:p>
          </table:table-cell>
          <table:table-cell office:value-type="float" office:value="0.8563214635">
            <text:p>0.8563214635</text:p>
          </table:table-cell>
        </table:table-row>
        <table:table-row table:style-name="ro1">
          <table:table-cell office:value-type="string">
            <text:p>Amsterdam_party1</text:p>
          </table:table-cell>
          <table:table-cell office:value-type="string">
            <text:p>Amsterdam_party2</text:p>
          </table:table-cell>
          <table:table-cell office:value-type="string">
            <text:p>NegoAgent</text:p>
          </table:table-cell>
          <table:table-cell office:value-type="string">
            <text:p>The Negotiator</text:p>
          </table:table-cell>
          <table:table-cell table:number-columns-repeated="2"/>
          <table:table-cell office:value-type="float" office:value="3362">
            <text:p>3362</text:p>
          </table:table-cell>
          <table:table-cell office:value-type="float" office:value="0.87">
            <text:p>0.87</text:p>
          </table:table-cell>
          <table:table-cell office:value-type="float" office:value="0.749166666666667">
            <text:p>0.7491666667</text:p>
          </table:table-cell>
          <table:table-cell office:value-type="float" office:value="0.87">
            <text:p>0.87</text:p>
          </table:table-cell>
          <table:table-cell office:value-type="float" office:value="0.749166666666667">
            <text:p>0.7491666667</text:p>
          </table:table-cell>
          <table:table-cell office:value-type="float" office:value="0.956204301666667">
            <text:p>0.9562043017</text:p>
          </table:table-cell>
        </table:table-row>
        <table:table-row table:style-name="ro1">
          <table:table-cell office:value-type="string">
            <text:p>Amsterdam_party1</text:p>
          </table:table-cell>
          <table:table-cell office:value-type="string">
            <text:p>Amsterdam_party2</text:p>
          </table:table-cell>
          <table:table-cell office:value-type="string">
            <text:p>NegoAgent</text:p>
          </table:table-cell>
          <table:table-cell office:value-type="string">
            <text:p>Nice Tit for Tat Agent</text:p>
          </table:table-cell>
          <table:table-cell table:number-columns-repeated="2"/>
          <table:table-cell office:value-type="float" office:value="2372">
            <text:p>2372</text:p>
          </table:table-cell>
          <table:table-cell office:value-type="float" office:value="0.87">
            <text:p>0.87</text:p>
          </table:table-cell>
          <table:table-cell office:value-type="float" office:value="0.749166666666667">
            <text:p>0.7491666667</text:p>
          </table:table-cell>
          <table:table-cell office:value-type="float" office:value="0.87">
            <text:p>0.87</text:p>
          </table:table-cell>
          <table:table-cell office:value-type="float" office:value="0.749166666666667">
            <text:p>0.7491666667</text:p>
          </table:table-cell>
          <table:table-cell office:value-type="float" office:value="0.942161467366667">
            <text:p>0.9421614674</text:p>
          </table:table-cell>
        </table:table-row>
        <table:table-row table:style-name="ro1">
          <table:table-cell office:value-type="string">
            <text:p>Amsterdam_party1</text:p>
          </table:table-cell>
          <table:table-cell office:value-type="string">
            <text:p>Amsterdam_party2</text:p>
          </table:table-cell>
          <table:table-cell office:value-type="string">
            <text:p>NegoAgent</text:p>
          </table:table-cell>
          <table:table-cell office:value-type="string">
            <text:p>CUHKAgent</text:p>
          </table:table-cell>
          <table:table-cell table:number-columns-repeated="2"/>
          <table:table-cell office:value-type="float" office:value="4629">
            <text:p>4629</text:p>
          </table:table-cell>
          <table:table-cell office:value-type="float" office:value="0.96">
            <text:p>0.96</text:p>
          </table:table-cell>
          <table:table-cell office:value-type="float" office:value="0.636666666666667">
            <text:p>0.6366666667</text:p>
          </table:table-cell>
          <table:table-cell office:value-type="float" office:value="0.96">
            <text:p>0.96</text:p>
          </table:table-cell>
          <table:table-cell office:value-type="float" office:value="0.636666666666667">
            <text:p>0.6366666667</text:p>
          </table:table-cell>
          <table:table-cell office:value-type="float" office:value="0.998599914833333">
            <text:p>0.9985999148</text:p>
          </table:table-cell>
        </table:table-row>
        <table:table-row table:style-name="ro1">
          <table:table-cell office:value-type="string">
            <text:p>Amsterdam_party1</text:p>
          </table:table-cell>
          <table:table-cell office:value-type="string">
            <text:p>Amsterdam_party2</text:p>
          </table:table-cell>
          <table:table-cell office:value-type="string">
            <text:p>NegoAgent</text:p>
          </table:table-cell>
          <table:table-cell office:value-type="string">
            <text:p>AgentKF</text:p>
          </table:table-cell>
          <table:table-cell table:number-columns-repeated="2"/>
          <table:table-cell office:value-type="float" office:value="1829">
            <text:p>182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msterdam_party1</text:p>
          </table:table-cell>
          <table:table-cell office:value-type="string">
            <text:p>Amsterdam_party2</text:p>
          </table:table-cell>
          <table:table-cell office:value-type="string">
            <text:p>NegoAgent</text:p>
          </table:table-cell>
          <table:table-cell office:value-type="string">
            <text:p>Meta-Agent</text:p>
          </table:table-cell>
          <table:table-cell table:number-columns-repeated="2"/>
          <table:table-cell office:value-type="float" office:value="3269">
            <text:p>3269</text:p>
          </table:table-cell>
          <table:table-cell office:value-type="float" office:value="0.96">
            <text:p>0.96</text:p>
          </table:table-cell>
          <table:table-cell office:value-type="float" office:value="0.636666666666667">
            <text:p>0.6366666667</text:p>
          </table:table-cell>
          <table:table-cell office:value-type="float" office:value="0.96">
            <text:p>0.96</text:p>
          </table:table-cell>
          <table:table-cell office:value-type="float" office:value="0.636666666666667">
            <text:p>0.6366666667</text:p>
          </table:table-cell>
          <table:table-cell office:value-type="float" office:value="0.998767091433333">
            <text:p>0.9987670914</text:p>
          </table:table-cell>
        </table:table-row>
        <table:table-row table:style-name="ro1">
          <table:table-cell office:value-type="string">
            <text:p>Amsterdam_party1</text:p>
          </table:table-cell>
          <table:table-cell office:value-type="string">
            <text:p>Amsterdam_party2</text:p>
          </table:table-cell>
          <table:table-cell office:value-type="string">
            <text:p>NegoAgent</text:p>
          </table:table-cell>
          <table:table-cell office:value-type="string">
            <text:p>TMF-Agent</text:p>
          </table:table-cell>
          <table:table-cell table:number-columns-repeated="2"/>
          <table:table-cell office:value-type="float" office:value="4108">
            <text:p>4108</text:p>
          </table:table-cell>
          <table:table-cell office:value-type="float" office:value="0.96">
            <text:p>0.96</text:p>
          </table:table-cell>
          <table:table-cell office:value-type="float" office:value="0.636666666666667">
            <text:p>0.6366666667</text:p>
          </table:table-cell>
          <table:table-cell office:value-type="float" office:value="0.96">
            <text:p>0.96</text:p>
          </table:table-cell>
          <table:table-cell office:value-type="float" office:value="0.636666666666667">
            <text:p>0.6366666667</text:p>
          </table:table-cell>
          <table:table-cell office:value-type="float" office:value="0.9996990356">
            <text:p>0.9996990356</text:p>
          </table:table-cell>
        </table:table-row>
        <table:table-row table:style-name="ro1">
          <table:table-cell office:value-type="string">
            <text:p>Amsterdam_party2</text:p>
          </table:table-cell>
          <table:table-cell office:value-type="string">
            <text:p>Amsterdam_party1</text:p>
          </table:table-cell>
          <table:table-cell office:value-type="string">
            <text:p>NegoAgent</text:p>
          </table:table-cell>
          <table:table-cell office:value-type="string">
            <text:p>Agent_K</text:p>
          </table:table-cell>
          <table:table-cell table:number-columns-repeated="2"/>
          <table:table-cell office:value-type="float" office:value="3976">
            <text:p>3976</text:p>
          </table:table-cell>
          <table:table-cell office:value-type="float" office:value="0.9425">
            <text:p>0.9425</text:p>
          </table:table-cell>
          <table:table-cell office:value-type="float" office:value="0.676666666666667">
            <text:p>0.6766666667</text:p>
          </table:table-cell>
          <table:table-cell office:value-type="float" office:value="0.9425">
            <text:p>0.9425</text:p>
          </table:table-cell>
          <table:table-cell office:value-type="float" office:value="0.676666666666667">
            <text:p>0.6766666667</text:p>
          </table:table-cell>
          <table:table-cell office:value-type="float" office:value="0.857194306766667">
            <text:p>0.8571943068</text:p>
          </table:table-cell>
        </table:table-row>
        <table:table-row table:style-name="ro1">
          <table:table-cell office:value-type="string">
            <text:p>Amsterdam_party2</text:p>
          </table:table-cell>
          <table:table-cell office:value-type="string">
            <text:p>Amsterdam_party1</text:p>
          </table:table-cell>
          <table:table-cell office:value-type="string">
            <text:p>NegoAgent</text:p>
          </table:table-cell>
          <table:table-cell office:value-type="string">
            <text:p>The Negotiator</text:p>
          </table:table-cell>
          <table:table-cell table:number-columns-repeated="2"/>
          <table:table-cell office:value-type="float" office:value="3990">
            <text:p>3990</text:p>
          </table:table-cell>
          <table:table-cell office:value-type="float" office:value="0.873333333333333">
            <text:p>0.8733333333</text:p>
          </table:table-cell>
          <table:table-cell office:value-type="float" office:value="0.74">
            <text:p>0.74</text:p>
          </table:table-cell>
          <table:table-cell office:value-type="float" office:value="0.873333333333333">
            <text:p>0.8733333333</text:p>
          </table:table-cell>
          <table:table-cell office:value-type="float" office:value="0.74">
            <text:p>0.74</text:p>
          </table:table-cell>
          <table:table-cell office:value-type="float" office:value="0.973357767366667">
            <text:p>0.9733577674</text:p>
          </table:table-cell>
        </table:table-row>
        <table:table-row table:style-name="ro1">
          <table:table-cell office:value-type="string">
            <text:p>Amsterdam_party2</text:p>
          </table:table-cell>
          <table:table-cell office:value-type="string">
            <text:p>Amsterdam_party1</text:p>
          </table:table-cell>
          <table:table-cell office:value-type="string">
            <text:p>NegoAgent</text:p>
          </table:table-cell>
          <table:table-cell office:value-type="string">
            <text:p>Nice Tit for Tat Agent</text:p>
          </table:table-cell>
          <table:table-cell table:number-columns-repeated="2"/>
          <table:table-cell office:value-type="float" office:value="2494">
            <text:p>2494</text:p>
          </table:table-cell>
          <table:table-cell office:value-type="float" office:value="0.873333333333333">
            <text:p>0.8733333333</text:p>
          </table:table-cell>
          <table:table-cell office:value-type="float" office:value="0.74">
            <text:p>0.74</text:p>
          </table:table-cell>
          <table:table-cell office:value-type="float" office:value="0.873333333333333">
            <text:p>0.8733333333</text:p>
          </table:table-cell>
          <table:table-cell office:value-type="float" office:value="0.74">
            <text:p>0.74</text:p>
          </table:table-cell>
          <table:table-cell office:value-type="float" office:value="0.9642923676">
            <text:p>0.9642923676</text:p>
          </table:table-cell>
        </table:table-row>
        <table:table-row table:style-name="ro1">
          <table:table-cell office:value-type="string">
            <text:p>Amsterdam_party2</text:p>
          </table:table-cell>
          <table:table-cell office:value-type="string">
            <text:p>Amsterdam_party1</text:p>
          </table:table-cell>
          <table:table-cell office:value-type="string">
            <text:p>NegoAgent</text:p>
          </table:table-cell>
          <table:table-cell office:value-type="string">
            <text:p>CUHKAgent</text:p>
          </table:table-cell>
          <table:table-cell table:number-columns-repeated="2"/>
          <table:table-cell office:value-type="float" office:value="4653">
            <text:p>4653</text:p>
          </table:table-cell>
          <table:table-cell office:value-type="float" office:value="0.96">
            <text:p>0.96</text:p>
          </table:table-cell>
          <table:table-cell office:value-type="float" office:value="0.586666666666667">
            <text:p>0.5866666667</text:p>
          </table:table-cell>
          <table:table-cell office:value-type="float" office:value="0.96">
            <text:p>0.96</text:p>
          </table:table-cell>
          <table:table-cell office:value-type="float" office:value="0.586666666666667">
            <text:p>0.5866666667</text:p>
          </table:table-cell>
          <table:table-cell office:value-type="float" office:value="0.9985066041">
            <text:p>0.9985066041</text:p>
          </table:table-cell>
        </table:table-row>
        <table:table-row table:style-name="ro1">
          <table:table-cell office:value-type="string">
            <text:p>Amsterdam_party2</text:p>
          </table:table-cell>
          <table:table-cell office:value-type="string">
            <text:p>Amsterdam_party1</text:p>
          </table:table-cell>
          <table:table-cell office:value-type="string">
            <text:p>NegoAgent</text:p>
          </table:table-cell>
          <table:table-cell office:value-type="string">
            <text:p>AgentKF</text:p>
          </table:table-cell>
          <table:table-cell table:number-columns-repeated="2"/>
          <table:table-cell office:value-type="float" office:value="2205">
            <text:p>220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msterdam_party2</text:p>
          </table:table-cell>
          <table:table-cell office:value-type="string">
            <text:p>Amsterdam_party1</text:p>
          </table:table-cell>
          <table:table-cell office:value-type="string">
            <text:p>NegoAgent</text:p>
          </table:table-cell>
          <table:table-cell office:value-type="string">
            <text:p>Meta-Agent</text:p>
          </table:table-cell>
          <table:table-cell table:number-columns-repeated="2"/>
          <table:table-cell office:value-type="float" office:value="4277">
            <text:p>4277</text:p>
          </table:table-cell>
          <table:table-cell office:value-type="float" office:value="0.9425">
            <text:p>0.9425</text:p>
          </table:table-cell>
          <table:table-cell office:value-type="float" office:value="0.676666666666667">
            <text:p>0.6766666667</text:p>
          </table:table-cell>
          <table:table-cell office:value-type="float" office:value="0.9425">
            <text:p>0.9425</text:p>
          </table:table-cell>
          <table:table-cell office:value-type="float" office:value="0.676666666666667">
            <text:p>0.6766666667</text:p>
          </table:table-cell>
          <table:table-cell office:value-type="float" office:value="0.999314736033333">
            <text:p>0.999314736</text:p>
          </table:table-cell>
        </table:table-row>
        <table:table-row table:style-name="ro1">
          <table:table-cell office:value-type="string">
            <text:p>Amsterdam_party2</text:p>
          </table:table-cell>
          <table:table-cell office:value-type="string">
            <text:p>Amsterdam_party1</text:p>
          </table:table-cell>
          <table:table-cell office:value-type="string">
            <text:p>NegoAgent</text:p>
          </table:table-cell>
          <table:table-cell office:value-type="string">
            <text:p>TMF-Agent</text:p>
          </table:table-cell>
          <table:table-cell table:number-columns-repeated="2"/>
          <table:table-cell office:value-type="float" office:value="3864">
            <text:p>3864</text:p>
          </table:table-cell>
          <table:table-cell office:value-type="float" office:value="0.9425">
            <text:p>0.9425</text:p>
          </table:table-cell>
          <table:table-cell office:value-type="float" office:value="0.676666666666667">
            <text:p>0.6766666667</text:p>
          </table:table-cell>
          <table:table-cell office:value-type="float" office:value="0.9425">
            <text:p>0.9425</text:p>
          </table:table-cell>
          <table:table-cell office:value-type="float" office:value="0.676666666666667">
            <text:p>0.6766666667</text:p>
          </table:table-cell>
          <table:table-cell office:value-type="float" office:value="0.9996995282">
            <text:p>0.9996995282</text:p>
          </table:table-cell>
        </table:table-row>
        <table:table-row table:style-name="ro1">
          <table:table-cell office:value-type="string">
            <text:p>Acquisition-B-prof1</text:p>
          </table:table-cell>
          <table:table-cell office:value-type="string">
            <text:p>Acquisition-B-prof2</text:p>
          </table:table-cell>
          <table:table-cell office:value-type="string">
            <text:p>NegoAgent</text:p>
          </table:table-cell>
          <table:table-cell office:value-type="string">
            <text:p>Agent_K</text:p>
          </table:table-cell>
          <table:table-cell table:number-columns-repeated="2"/>
          <table:table-cell office:value-type="float" office:value="5030">
            <text:p>5030</text:p>
          </table:table-cell>
          <table:table-cell office:value-type="float" office:value="0.91">
            <text:p>0.91</text:p>
          </table:table-cell>
          <table:table-cell office:value-type="float" office:value="0.913333333333333">
            <text:p>0.9133333333</text:p>
          </table:table-cell>
          <table:table-cell office:value-type="float" office:value="0.724975071110261">
            <text:p>0.7249750711</text:p>
          </table:table-cell>
          <table:table-cell office:value-type="float" office:value="0.727630657451324">
            <text:p>0.7276306575</text:p>
          </table:table-cell>
          <table:table-cell office:value-type="float" office:value="0.790133802866667">
            <text:p>0.7901338029</text:p>
          </table:table-cell>
        </table:table-row>
        <table:table-row table:style-name="ro1">
          <table:table-cell office:value-type="string">
            <text:p>Acquisition-B-prof1</text:p>
          </table:table-cell>
          <table:table-cell office:value-type="string">
            <text:p>Acquisition-B-prof2</text:p>
          </table:table-cell>
          <table:table-cell office:value-type="string">
            <text:p>NegoAgent</text:p>
          </table:table-cell>
          <table:table-cell office:value-type="string">
            <text:p>The Negotiator</text:p>
          </table:table-cell>
          <table:table-cell table:number-columns-repeated="2"/>
          <table:table-cell office:value-type="float" office:value="5185">
            <text:p>5185</text:p>
          </table:table-cell>
          <table:table-cell office:value-type="float" office:value="0.91">
            <text:p>0.91</text:p>
          </table:table-cell>
          <table:table-cell office:value-type="float" office:value="0.913333333333333">
            <text:p>0.9133333333</text:p>
          </table:table-cell>
          <table:table-cell office:value-type="float" office:value="0.724334690224146">
            <text:p>0.7243346902</text:p>
          </table:table-cell>
          <table:table-cell office:value-type="float" office:value="0.726987930847677">
            <text:p>0.7269879308</text:p>
          </table:table-cell>
          <table:table-cell office:value-type="float" office:value="0.793205613">
            <text:p>0.793205613</text:p>
          </table:table-cell>
        </table:table-row>
        <table:table-row table:style-name="ro1">
          <table:table-cell office:value-type="string">
            <text:p>Acquisition-B-prof1</text:p>
          </table:table-cell>
          <table:table-cell office:value-type="string">
            <text:p>Acquisition-B-prof2</text:p>
          </table:table-cell>
          <table:table-cell office:value-type="string">
            <text:p>NegoAgent</text:p>
          </table:table-cell>
          <table:table-cell office:value-type="string">
            <text:p>Nice Tit for Tat Agent</text:p>
          </table:table-cell>
          <table:table-cell table:number-columns-repeated="2"/>
          <table:table-cell office:value-type="float" office:value="5146">
            <text:p>5146</text:p>
          </table:table-cell>
          <table:table-cell office:value-type="float" office:value="0.842857142857143">
            <text:p>0.8428571429</text:p>
          </table:table-cell>
          <table:table-cell office:value-type="float" office:value="0.98">
            <text:p>0.98</text:p>
          </table:table-cell>
          <table:table-cell office:value-type="float" office:value="0.639504732495415">
            <text:p>0.6395047325</text:p>
          </table:table-cell>
          <table:table-cell office:value-type="float" office:value="0.743559739816703">
            <text:p>0.7435597398</text:p>
          </table:table-cell>
          <table:table-cell office:value-type="float" office:value="0.959752052633333">
            <text:p>0.9597520526</text:p>
          </table:table-cell>
        </table:table-row>
        <table:table-row table:style-name="ro1">
          <table:table-cell office:value-type="string">
            <text:p>Acquisition-B-prof1</text:p>
          </table:table-cell>
          <table:table-cell office:value-type="string">
            <text:p>Acquisition-B-prof2</text:p>
          </table:table-cell>
          <table:table-cell office:value-type="string">
            <text:p>NegoAgent</text:p>
          </table:table-cell>
          <table:table-cell office:value-type="string">
            <text:p>CUHKAgent</text:p>
          </table:table-cell>
          <table:table-cell table:number-columns-repeated="2"/>
          <table:table-cell office:value-type="float" office:value="5984">
            <text:p>598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quisition-B-prof1</text:p>
          </table:table-cell>
          <table:table-cell office:value-type="string">
            <text:p>Acquisition-B-prof2</text:p>
          </table:table-cell>
          <table:table-cell office:value-type="string">
            <text:p>NegoAgent</text:p>
          </table:table-cell>
          <table:table-cell office:value-type="string">
            <text:p>AgentK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992857142857143">
            <text:p>0.9928571429</text:p>
          </table:table-cell>
          <table:table-cell office:value-type="float" office:value="0.804">
            <text:p>0.804</text:p>
          </table:table-cell>
          <table:table-cell office:value-type="float" office:value="0.992753471318356">
            <text:p>0.9927534713</text:p>
          </table:table-cell>
          <table:table-cell office:value-type="float" office:value="0.803916048428735">
            <text:p>0.8039160484</text:p>
          </table:table-cell>
          <table:table-cell table:style-name="ce3" office:value-type="float" office:value="0.000362979966666667">
            <text:p>3.63E-004</text:p>
          </table:table-cell>
        </table:table-row>
        <table:table-row table:style-name="ro1">
          <table:table-cell office:value-type="string">
            <text:p>Acquisition-B-prof1</text:p>
          </table:table-cell>
          <table:table-cell office:value-type="string">
            <text:p>Acquisition-B-prof2</text:p>
          </table:table-cell>
          <table:table-cell office:value-type="string">
            <text:p>NegoAgent</text:p>
          </table:table-cell>
          <table:table-cell office:value-type="string">
            <text:p>Meta-Agent</text:p>
          </table:table-cell>
          <table:table-cell table:number-columns-repeated="2"/>
          <table:table-cell office:value-type="float" office:value="4618">
            <text:p>4618</text:p>
          </table:table-cell>
          <table:table-cell office:value-type="float" office:value="0.91">
            <text:p>0.91</text:p>
          </table:table-cell>
          <table:table-cell office:value-type="float" office:value="0.913333333333333">
            <text:p>0.9133333333</text:p>
          </table:table-cell>
          <table:table-cell office:value-type="float" office:value="0.743984754328365">
            <text:p>0.7439847543</text:p>
          </table:table-cell>
          <table:table-cell office:value-type="float" office:value="0.746709973208688">
            <text:p>0.7467099732</text:p>
          </table:table-cell>
          <table:table-cell office:value-type="float" office:value="0.700162004066667">
            <text:p>0.7001620041</text:p>
          </table:table-cell>
        </table:table-row>
        <table:table-row table:style-name="ro1">
          <table:table-cell office:value-type="string">
            <text:p>Acquisition-B-prof1</text:p>
          </table:table-cell>
          <table:table-cell office:value-type="string">
            <text:p>Acquisition-B-prof2</text:p>
          </table:table-cell>
          <table:table-cell office:value-type="string">
            <text:p>NegoAgent</text:p>
          </table:table-cell>
          <table:table-cell office:value-type="string">
            <text:p>TMF-Agent</text:p>
          </table:table-cell>
          <table:table-cell table:number-columns-repeated="2"/>
          <table:table-cell office:value-type="float" office:value="5674">
            <text:p>5674</text:p>
          </table:table-cell>
          <table:table-cell office:value-type="float" office:value="0.94">
            <text:p>0.94</text:p>
          </table:table-cell>
          <table:table-cell office:value-type="float" office:value="0.897333333333333">
            <text:p>0.8973333333</text:p>
          </table:table-cell>
          <table:table-cell office:value-type="float" office:value="0.70870257476575">
            <text:p>0.7087025748</text:p>
          </table:table-cell>
          <table:table-cell office:value-type="float" office:value="0.676534514634539">
            <text:p>0.6765345146</text:p>
          </table:table-cell>
          <table:table-cell office:value-type="float" office:value="0.981791927333333">
            <text:p>0.9817919273</text:p>
          </table:table-cell>
        </table:table-row>
        <table:table-row table:style-name="ro1">
          <table:table-cell office:value-type="string">
            <text:p>Acquisition-B-prof2</text:p>
          </table:table-cell>
          <table:table-cell office:value-type="string">
            <text:p>Acquisition-B-prof1</text:p>
          </table:table-cell>
          <table:table-cell office:value-type="string">
            <text:p>NegoAgent</text:p>
          </table:table-cell>
          <table:table-cell office:value-type="string">
            <text:p>Agent_K</text:p>
          </table:table-cell>
          <table:table-cell table:number-columns-repeated="2"/>
          <table:table-cell office:value-type="float" office:value="4930">
            <text:p>4930</text:p>
          </table:table-cell>
          <table:table-cell office:value-type="float" office:value="0.92">
            <text:p>0.92</text:p>
          </table:table-cell>
          <table:table-cell office:value-type="float" office:value="0.902857142857143">
            <text:p>0.9028571429</text:p>
          </table:table-cell>
          <table:table-cell office:value-type="float" office:value="0.732213557850491">
            <text:p>0.7322135579</text:p>
          </table:table-cell>
          <table:table-cell office:value-type="float" office:value="0.718569826958867">
            <text:p>0.718569827</text:p>
          </table:table-cell>
          <table:table-cell office:value-type="float" office:value="0.7935894336">
            <text:p>0.7935894336</text:p>
          </table:table-cell>
        </table:table-row>
        <table:table-row table:style-name="ro1">
          <table:table-cell office:value-type="string">
            <text:p>Acquisition-B-prof2</text:p>
          </table:table-cell>
          <table:table-cell office:value-type="string">
            <text:p>Acquisition-B-prof1</text:p>
          </table:table-cell>
          <table:table-cell office:value-type="string">
            <text:p>NegoAgent</text:p>
          </table:table-cell>
          <table:table-cell office:value-type="string">
            <text:p>The Negotiator</text:p>
          </table:table-cell>
          <table:table-cell table:number-columns-repeated="2"/>
          <table:table-cell office:value-type="float" office:value="4801">
            <text:p>4801</text:p>
          </table:table-cell>
          <table:table-cell office:value-type="float" office:value="0.913333333333333">
            <text:p>0.9133333333</text:p>
          </table:table-cell>
          <table:table-cell office:value-type="float" office:value="0.91">
            <text:p>0.91</text:p>
          </table:table-cell>
          <table:table-cell office:value-type="float" office:value="0.728331846689728">
            <text:p>0.7283318467</text:p>
          </table:table-cell>
          <table:table-cell office:value-type="float" office:value="0.725673701263853">
            <text:p>0.7256737013</text:p>
          </table:table-cell>
          <table:table-cell office:value-type="float" office:value="0.7867856731">
            <text:p>0.7867856731</text:p>
          </table:table-cell>
        </table:table-row>
        <table:table-row table:style-name="ro1">
          <table:table-cell office:value-type="string">
            <text:p>Acquisition-B-prof2</text:p>
          </table:table-cell>
          <table:table-cell office:value-type="string">
            <text:p>Acquisition-B-prof1</text:p>
          </table:table-cell>
          <table:table-cell office:value-type="string">
            <text:p>NegoAgent</text:p>
          </table:table-cell>
          <table:table-cell office:value-type="string">
            <text:p>Nice Tit for Tat Agent</text:p>
          </table:table-cell>
          <table:table-cell table:number-columns-repeated="2"/>
          <table:table-cell office:value-type="float" office:value="5065">
            <text:p>5065</text:p>
          </table:table-cell>
          <table:table-cell office:value-type="float" office:value="0.92">
            <text:p>0.92</text:p>
          </table:table-cell>
          <table:table-cell office:value-type="float" office:value="0.902857142857143">
            <text:p>0.9028571429</text:p>
          </table:table-cell>
          <table:table-cell office:value-type="float" office:value="0.6914588020309">
            <text:p>0.691458802</text:p>
          </table:table-cell>
          <table:table-cell office:value-type="float" office:value="0.678574476527219">
            <text:p>0.6785744765</text:p>
          </table:table-cell>
          <table:table-cell office:value-type="float" office:value="0.992658652533333">
            <text:p>0.9926586525</text:p>
          </table:table-cell>
        </table:table-row>
        <table:table-row table:style-name="ro1">
          <table:table-cell office:value-type="string">
            <text:p>Acquisition-B-prof2</text:p>
          </table:table-cell>
          <table:table-cell office:value-type="string">
            <text:p>Acquisition-B-prof1</text:p>
          </table:table-cell>
          <table:table-cell office:value-type="string">
            <text:p>NegoAgent</text:p>
          </table:table-cell>
          <table:table-cell office:value-type="string">
            <text:p>CUHKAgent</text:p>
          </table:table-cell>
          <table:table-cell table:number-columns-repeated="2"/>
          <table:table-cell office:value-type="float" office:value="4938">
            <text:p>4938</text:p>
          </table:table-cell>
          <table:table-cell office:value-type="float" office:value="0.904">
            <text:p>0.904</text:p>
          </table:table-cell>
          <table:table-cell office:value-type="float" office:value="0.932857142857143">
            <text:p>0.9328571429</text:p>
          </table:table-cell>
          <table:table-cell office:value-type="float" office:value="0.730020413401758">
            <text:p>0.7300204134</text:p>
          </table:table-cell>
          <table:table-cell office:value-type="float" office:value="0.753323846320082">
            <text:p>0.7533238463</text:p>
          </table:table-cell>
          <table:table-cell office:value-type="float" office:value="0.7430315739">
            <text:p>0.7430315739</text:p>
          </table:table-cell>
        </table:table-row>
        <table:table-row table:style-name="ro1">
          <table:table-cell office:value-type="string">
            <text:p>Acquisition-B-prof2</text:p>
          </table:table-cell>
          <table:table-cell office:value-type="string">
            <text:p>Acquisition-B-prof1</text:p>
          </table:table-cell>
          <table:table-cell office:value-type="string">
            <text:p>NegoAgent</text:p>
          </table:table-cell>
          <table:table-cell office:value-type="string">
            <text:p>AgentK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.993333333333333">
            <text:p>0.9933333333</text:p>
          </table:table-cell>
          <table:table-cell office:value-type="float" office:value="0.805">
            <text:p>0.805</text:p>
          </table:table-cell>
          <table:table-cell office:value-type="float" office:value="0.992841642935656">
            <text:p>0.9928416429</text:p>
          </table:table-cell>
          <table:table-cell office:value-type="float" office:value="0.804601532781748">
            <text:p>0.8046015328</text:p>
          </table:table-cell>
          <table:table-cell office:value-type="float" office:value="0.00172104183333333">
            <text:p>0.0017210418</text:p>
          </table:table-cell>
        </table:table-row>
        <table:table-row table:style-name="ro1">
          <table:table-cell office:value-type="string">
            <text:p>Acquisition-B-prof2</text:p>
          </table:table-cell>
          <table:table-cell office:value-type="string">
            <text:p>Acquisition-B-prof1</text:p>
          </table:table-cell>
          <table:table-cell office:value-type="string">
            <text:p>NegoAgent</text:p>
          </table:table-cell>
          <table:table-cell office:value-type="string">
            <text:p>Meta-Agent</text:p>
          </table:table-cell>
          <table:table-cell table:number-columns-repeated="2"/>
          <table:table-cell office:value-type="float" office:value="4916">
            <text:p>4916</text:p>
          </table:table-cell>
          <table:table-cell office:value-type="float" office:value="0.904">
            <text:p>0.904</text:p>
          </table:table-cell>
          <table:table-cell office:value-type="float" office:value="0.932857142857143">
            <text:p>0.9328571429</text:p>
          </table:table-cell>
          <table:table-cell office:value-type="float" office:value="0.73424190287829">
            <text:p>0.7342419029</text:p>
          </table:table-cell>
          <table:table-cell office:value-type="float" office:value="0.757680092571939">
            <text:p>0.7576800926</text:p>
          </table:table-cell>
          <table:table-cell office:value-type="float" office:value="0.722988458566667">
            <text:p>0.7229884586</text:p>
          </table:table-cell>
        </table:table-row>
        <table:table-row table:style-name="ro1">
          <table:table-cell office:value-type="string">
            <text:p>Acquisition-B-prof2</text:p>
          </table:table-cell>
          <table:table-cell office:value-type="string">
            <text:p>Acquisition-B-prof1</text:p>
          </table:table-cell>
          <table:table-cell office:value-type="string">
            <text:p>NegoAgent</text:p>
          </table:table-cell>
          <table:table-cell office:value-type="string">
            <text:p>TMF-Agent</text:p>
          </table:table-cell>
          <table:table-cell table:number-columns-repeated="2"/>
          <table:table-cell office:value-type="float" office:value="5680">
            <text:p>5680</text:p>
          </table:table-cell>
          <table:table-cell office:value-type="float" office:value="0.904">
            <text:p>0.904</text:p>
          </table:table-cell>
          <table:table-cell office:value-type="float" office:value="0.932857142857143">
            <text:p>0.9328571429</text:p>
          </table:table-cell>
          <table:table-cell office:value-type="float" office:value="0.682294021021969">
            <text:p>0.682294021</text:p>
          </table:table-cell>
          <table:table-cell office:value-type="float" office:value="0.704073950264453">
            <text:p>0.7040739503</text:p>
          </table:table-cell>
          <table:table-cell office:value-type="float" office:value="0.978054270766667">
            <text:p>0.9780542708</text:p>
          </table:table-cell>
        </table:table-row>
        <table:table-row table:style-name="ro2">
          <table:table-cell office:value-type="string">
            <text:p>Car-A-prof1</text:p>
          </table:table-cell>
          <table:table-cell office:value-type="string">
            <text:p>Car-A-prof2</text:p>
          </table:table-cell>
          <table:table-cell office:value-type="string">
            <text:p>NegoAgent</text:p>
          </table:table-cell>
          <table:table-cell office:value-type="string">
            <text:p>Agent_K</text:p>
          </table:table-cell>
          <table:table-cell table:number-columns-repeated="2"/>
          <table:table-cell office:value-type="float" office:value="270">
            <text:p>270</text:p>
          </table:table-cell>
          <table:table-cell office:value-type="float" office:value="0.8519">
            <text:p>0.8519</text:p>
          </table:table-cell>
          <table:table-cell office:value-type="float" office:value="0.9758">
            <text:p>0.9758</text:p>
          </table:table-cell>
          <table:table-cell office:value-type="float" office:value="0.764366730449416">
            <text:p>0.7643667304</text:p>
          </table:table-cell>
          <table:table-cell office:value-type="float" office:value="0.875535926250194">
            <text:p>0.8755359263</text:p>
          </table:table-cell>
          <table:table-cell office:value-type="float" office:value="0.376879450466667">
            <text:p>0.3768794505</text:p>
          </table:table-cell>
        </table:table-row>
        <table:table-row table:style-name="ro1">
          <table:table-cell office:value-type="string">
            <text:p>Car-A-prof1</text:p>
          </table:table-cell>
          <table:table-cell office:value-type="string">
            <text:p>Car-A-prof2</text:p>
          </table:table-cell>
          <table:table-cell office:value-type="string">
            <text:p>NegoAgent</text:p>
          </table:table-cell>
          <table:table-cell office:value-type="string">
            <text:p>The Negotiator</text:p>
          </table:table-cell>
          <table:table-cell table:number-columns-repeated="2"/>
          <table:table-cell office:value-type="float" office:value="128">
            <text:p>128</text:p>
          </table:table-cell>
          <table:table-cell office:value-type="float" office:value="0.8519">
            <text:p>0.8519</text:p>
          </table:table-cell>
          <table:table-cell office:value-type="float" office:value="0.9758">
            <text:p>0.9758</text:p>
          </table:table-cell>
          <table:table-cell office:value-type="float" office:value="0.814444339374188">
            <text:p>0.8144443394</text:p>
          </table:table-cell>
          <table:table-cell office:value-type="float" office:value="0.93289680286575">
            <text:p>0.9328968029</text:p>
          </table:table-cell>
          <table:table-cell office:value-type="float" office:value="0.1562942735">
            <text:p>0.1562942735</text:p>
          </table:table-cell>
        </table:table-row>
        <table:table-row table:style-name="ro1">
          <table:table-cell office:value-type="string">
            <text:p>Car-A-prof1</text:p>
          </table:table-cell>
          <table:table-cell office:value-type="string">
            <text:p>Car-A-prof2</text:p>
          </table:table-cell>
          <table:table-cell office:value-type="string">
            <text:p>NegoAgent</text:p>
          </table:table-cell>
          <table:table-cell office:value-type="string">
            <text:p>Nice Tit for Tat Agent</text:p>
          </table:table-cell>
          <table:table-cell table:number-columns-repeated="2"/>
          <table:table-cell office:value-type="float" office:value="214">
            <text:p>214</text:p>
          </table:table-cell>
          <table:table-cell office:value-type="float" office:value="0.9454">
            <text:p>0.9454</text:p>
          </table:table-cell>
          <table:table-cell office:value-type="float" office:value="0.8648">
            <text:p>0.8648</text:p>
          </table:table-cell>
          <table:table-cell office:value-type="float" office:value="0.802587593770014">
            <text:p>0.8025875938</text:p>
          </table:table-cell>
          <table:table-cell office:value-type="float" office:value="0.734163053831509">
            <text:p>0.7341630538</text:p>
          </table:table-cell>
          <table:table-cell office:value-type="float" office:value="0.569264246466667">
            <text:p>0.5692642465</text:p>
          </table:table-cell>
        </table:table-row>
        <table:table-row table:style-name="ro2">
          <table:table-cell office:value-type="string">
            <text:p>Car-A-prof1</text:p>
          </table:table-cell>
          <table:table-cell office:value-type="string">
            <text:p>Car-A-prof2</text:p>
          </table:table-cell>
          <table:table-cell office:value-type="string">
            <text:p>NegoAgent</text:p>
          </table:table-cell>
          <table:table-cell office:value-type="string">
            <text:p>CUHKAgent</text:p>
          </table:table-cell>
          <table:table-cell table:number-columns-repeated="2"/>
          <table:table-cell office:value-type="float" office:value="656">
            <text:p>656</text:p>
          </table:table-cell>
          <table:table-cell office:value-type="float" office:value="0.9267">
            <text:p>0.9267</text:p>
          </table:table-cell>
          <table:table-cell office:value-type="float" office:value="0.9388">
            <text:p>0.9388</text:p>
          </table:table-cell>
          <table:table-cell office:value-type="float" office:value="0.770236650506374">
            <text:p>0.7702366505</text:p>
          </table:table-cell>
          <table:table-cell office:value-type="float" office:value="0.780293695365689">
            <text:p>0.7802936954</text:p>
          </table:table-cell>
          <table:table-cell office:value-type="float" office:value="0.642834922133333">
            <text:p>0.6428349221</text:p>
          </table:table-cell>
        </table:table-row>
        <table:table-row table:style-name="ro2">
          <table:table-cell office:value-type="string">
            <text:p>Car-A-prof1</text:p>
          </table:table-cell>
          <table:table-cell office:value-type="string">
            <text:p>Car-A-prof2</text:p>
          </table:table-cell>
          <table:table-cell office:value-type="string">
            <text:p>NegoAgent</text:p>
          </table:table-cell>
          <table:table-cell office:value-type="string">
            <text:p>AgentKF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375">
            <text:p>0.3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ar-A-prof1</text:p>
          </table:table-cell>
          <table:table-cell office:value-type="string">
            <text:p>Car-A-prof2</text:p>
          </table:table-cell>
          <table:table-cell office:value-type="string">
            <text:p>NegoAgent</text:p>
          </table:table-cell>
          <table:table-cell office:value-type="string">
            <text:p>Meta-Agent</text:p>
          </table:table-cell>
          <table:table-cell table:number-columns-repeated="2"/>
          <table:table-cell office:value-type="float" office:value="1053">
            <text:p>1053</text:p>
          </table:table-cell>
          <table:table-cell office:value-type="float" office:value="0.9692">
            <text:p>0.9692</text:p>
          </table:table-cell>
          <table:table-cell office:value-type="float" office:value="0.8716">
            <text:p>0.8716</text:p>
          </table:table-cell>
          <table:table-cell office:value-type="float" office:value="0.755826144570377">
            <text:p>0.7558261446</text:p>
          </table:table-cell>
          <table:table-cell office:value-type="float" office:value="0.679713235253344">
            <text:p>0.6797132353</text:p>
          </table:table-cell>
          <table:table-cell office:value-type="float" office:value="0.864355587366667">
            <text:p>0.8643555874</text:p>
          </table:table-cell>
        </table:table-row>
        <table:table-row table:style-name="ro2">
          <table:table-cell office:value-type="string">
            <text:p>Car-A-prof1</text:p>
          </table:table-cell>
          <table:table-cell office:value-type="string">
            <text:p>Car-A-prof2</text:p>
          </table:table-cell>
          <table:table-cell office:value-type="string">
            <text:p>NegoAgent</text:p>
          </table:table-cell>
          <table:table-cell office:value-type="string">
            <text:p>TMF-Agent</text:p>
          </table:table-cell>
          <table:table-cell table:number-columns-repeated="2"/>
          <table:table-cell office:value-type="float" office:value="1120">
            <text:p>1120</text:p>
          </table:table-cell>
          <table:table-cell office:value-type="float" office:value="0.8316">
            <text:p>0.8316</text:p>
          </table:table-cell>
          <table:table-cell office:value-type="float" office:value="0.872">
            <text:p>0.872</text:p>
          </table:table-cell>
          <table:table-cell office:value-type="float" office:value="0.626662864609957">
            <text:p>0.6266628646</text:p>
          </table:table-cell>
          <table:table-cell office:value-type="float" office:value="0.657106803679513">
            <text:p>0.6571068037</text:p>
          </table:table-cell>
          <table:table-cell office:value-type="float" office:value="0.9835262015">
            <text:p>0.9835262015</text:p>
          </table:table-cell>
        </table:table-row>
        <table:table-row table:style-name="ro2">
          <table:table-cell office:value-type="string">
            <text:p>Car-A-prof2</text:p>
          </table:table-cell>
          <table:table-cell office:value-type="string">
            <text:p>Car-A-prof1</text:p>
          </table:table-cell>
          <table:table-cell office:value-type="string">
            <text:p>NegoAgent</text:p>
          </table:table-cell>
          <table:table-cell office:value-type="string">
            <text:p>Agent_K</text:p>
          </table:table-cell>
          <table:table-cell table:number-columns-repeated="2"/>
          <table:table-cell office:value-type="float" office:value="902">
            <text:p>902</text:p>
          </table:table-cell>
          <table:table-cell office:value-type="float" office:value="0.91">
            <text:p>0.91</text:p>
          </table:table-cell>
          <table:table-cell office:value-type="float" office:value="0.9346">
            <text:p>0.9346</text:p>
          </table:table-cell>
          <table:table-cell office:value-type="float" office:value="0.743774640623898">
            <text:p>0.7437746406</text:p>
          </table:table-cell>
          <table:table-cell office:value-type="float" office:value="0.763881075963841">
            <text:p>0.763881076</text:p>
          </table:table-cell>
          <table:table-cell office:value-type="float" office:value="0.7011438399">
            <text:p>0.7011438399</text:p>
          </table:table-cell>
        </table:table-row>
        <table:table-row table:style-name="ro1">
          <table:table-cell office:value-type="string">
            <text:p>Car-A-prof2</text:p>
          </table:table-cell>
          <table:table-cell office:value-type="string">
            <text:p>Car-A-prof1</text:p>
          </table:table-cell>
          <table:table-cell office:value-type="string">
            <text:p>NegoAgent</text:p>
          </table:table-cell>
          <table:table-cell office:value-type="string">
            <text:p>The Negotiator</text:p>
          </table:table-cell>
          <table:table-cell table:number-columns-repeated="2"/>
          <table:table-cell office:value-type="float" office:value="624">
            <text:p>624</text:p>
          </table:table-cell>
          <table:table-cell office:value-type="float" office:value="0.9296">
            <text:p>0.9296</text:p>
          </table:table-cell>
          <table:table-cell office:value-type="float" office:value="0.9318">
            <text:p>0.9318</text:p>
          </table:table-cell>
          <table:table-cell office:value-type="float" office:value="0.813813741959729">
            <text:p>0.813813742</text:p>
          </table:table-cell>
          <table:table-cell office:value-type="float" office:value="0.815739721125297">
            <text:p>0.8157397211</text:p>
          </table:table-cell>
          <table:table-cell office:value-type="float" office:value="0.462395391466667">
            <text:p>0.4623953915</text:p>
          </table:table-cell>
        </table:table-row>
        <table:table-row table:style-name="ro1">
          <table:table-cell office:value-type="string">
            <text:p>Car-A-prof2</text:p>
          </table:table-cell>
          <table:table-cell office:value-type="string">
            <text:p>Car-A-prof1</text:p>
          </table:table-cell>
          <table:table-cell office:value-type="string">
            <text:p>NegoAgent</text:p>
          </table:table-cell>
          <table:table-cell office:value-type="string">
            <text:p>Nice Tit for Tat Agent</text:p>
          </table:table-cell>
          <table:table-cell table:number-columns-repeated="2"/>
          <table:table-cell office:value-type="float" office:value="698">
            <text:p>698</text:p>
          </table:table-cell>
          <table:table-cell office:value-type="float" office:value="0.8968">
            <text:p>0.8968</text:p>
          </table:table-cell>
          <table:table-cell office:value-type="float" office:value="0.8974">
            <text:p>0.8974</text:p>
          </table:table-cell>
          <table:table-cell office:value-type="float" office:value="0.693903971171563">
            <text:p>0.6939039712</text:p>
          </table:table-cell>
          <table:table-cell office:value-type="float" office:value="0.694368224497502">
            <text:p>0.6943682245</text:p>
          </table:table-cell>
          <table:table-cell office:value-type="float" office:value="0.891606796033333">
            <text:p>0.891606796</text:p>
          </table:table-cell>
        </table:table-row>
        <table:table-row table:style-name="ro2">
          <table:table-cell office:value-type="string">
            <text:p>Car-A-prof2</text:p>
          </table:table-cell>
          <table:table-cell office:value-type="string">
            <text:p>Car-A-prof1</text:p>
          </table:table-cell>
          <table:table-cell office:value-type="string">
            <text:p>NegoAgent</text:p>
          </table:table-cell>
          <table:table-cell office:value-type="string">
            <text:p>CUHKAgent</text:p>
          </table:table-cell>
          <table:table-cell table:number-columns-repeated="2"/>
          <table:table-cell office:value-type="float" office:value="1068">
            <text:p>1068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375">
            <text:p>0.3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ar-A-prof2</text:p>
          </table:table-cell>
          <table:table-cell office:value-type="string">
            <text:p>Car-A-prof1</text:p>
          </table:table-cell>
          <table:table-cell office:value-type="string">
            <text:p>NegoAgent</text:p>
          </table:table-cell>
          <table:table-cell office:value-type="string">
            <text:p>AgentKF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375">
            <text:p>0.3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ar-A-prof2</text:p>
          </table:table-cell>
          <table:table-cell office:value-type="string">
            <text:p>Car-A-prof1</text:p>
          </table:table-cell>
          <table:table-cell office:value-type="string">
            <text:p>NegoAgent</text:p>
          </table:table-cell>
          <table:table-cell office:value-type="string">
            <text:p>Meta-Agen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5967924767712">
            <text:p>0.9959679248</text:p>
          </table:table-cell>
          <table:table-cell office:value-type="float" office:value="0">
            <text:p>0</text:p>
          </table:table-cell>
          <table:table-cell office:value-type="float" office:value="0.0140440658333333">
            <text:p>0.0140440658</text:p>
          </table:table-cell>
        </table:table-row>
        <table:table-row table:style-name="ro2">
          <table:table-cell office:value-type="string">
            <text:p>Car-A-prof2</text:p>
          </table:table-cell>
          <table:table-cell office:value-type="string">
            <text:p>Car-A-prof1</text:p>
          </table:table-cell>
          <table:table-cell office:value-type="string">
            <text:p>NegoAgent</text:p>
          </table:table-cell>
          <table:table-cell office:value-type="string">
            <text:p>TMF-Agent</text:p>
          </table:table-cell>
          <table:table-cell table:number-columns-repeated="2"/>
          <table:table-cell office:value-type="float" office:value="843">
            <text:p>843</text:p>
          </table:table-cell>
          <table:table-cell office:value-type="float" office:value="0.9828">
            <text:p>0.9828</text:p>
          </table:table-cell>
          <table:table-cell office:value-type="float" office:value="0.5977">
            <text:p>0.5977</text:p>
          </table:table-cell>
          <table:table-cell office:value-type="float" office:value="0.737808847716842">
            <text:p>0.7378088477</text:p>
          </table:table-cell>
          <table:table-cell office:value-type="float" office:value="0.448706093081356">
            <text:p>0.4487060931</text:p>
          </table:table-cell>
          <table:table-cell office:value-type="float" office:value="0.9966587806">
            <text:p>0.9966587806</text:p>
          </table:table-cell>
        </table:table-row>
        <table:table-row table:style-name="ro1">
          <table:table-cell office:value-type="string">
            <text:p>HouseKeeping-A-prof1</text:p>
          </table:table-cell>
          <table:table-cell office:value-type="string">
            <text:p>HouseKeeping-A-prof2</text:p>
          </table:table-cell>
          <table:table-cell office:value-type="string">
            <text:p>NegoAgent</text:p>
          </table:table-cell>
          <table:table-cell office:value-type="string">
            <text:p>Agent_K</text:p>
          </table:table-cell>
          <table:table-cell table:number-columns-repeated="2"/>
          <table:table-cell office:value-type="float" office:value="5278">
            <text:p>5278</text:p>
          </table:table-cell>
          <table:table-cell office:value-type="float" office:value="0.84">
            <text:p>0.84</text:p>
          </table:table-cell>
          <table:table-cell office:value-type="float" office:value="0.78">
            <text:p>0.78</text:p>
          </table:table-cell>
          <table:table-cell office:value-type="float" office:value="0.84">
            <text:p>0.84</text:p>
          </table:table-cell>
          <table:table-cell office:value-type="float" office:value="0.78">
            <text:p>0.78</text:p>
          </table:table-cell>
          <table:table-cell office:value-type="float" office:value="0.9913198987">
            <text:p>0.9913198987</text:p>
          </table:table-cell>
        </table:table-row>
        <table:table-row table:style-name="ro1">
          <table:table-cell office:value-type="string">
            <text:p>HouseKeeping-A-prof1</text:p>
          </table:table-cell>
          <table:table-cell office:value-type="string">
            <text:p>HouseKeeping-A-prof2</text:p>
          </table:table-cell>
          <table:table-cell office:value-type="string">
            <text:p>NegoAgent</text:p>
          </table:table-cell>
          <table:table-cell office:value-type="string">
            <text:p>The Negotiator</text:p>
          </table:table-cell>
          <table:table-cell table:number-columns-repeated="2"/>
          <table:table-cell office:value-type="float" office:value="5323">
            <text:p>5323</text:p>
          </table:table-cell>
          <table:table-cell office:value-type="float" office:value="0.94">
            <text:p>0.94</text:p>
          </table:table-cell>
          <table:table-cell office:value-type="float" office:value="0.69">
            <text:p>0.69</text:p>
          </table:table-cell>
          <table:table-cell office:value-type="float" office:value="0.94">
            <text:p>0.94</text:p>
          </table:table-cell>
          <table:table-cell office:value-type="float" office:value="0.69">
            <text:p>0.69</text:p>
          </table:table-cell>
          <table:table-cell office:value-type="float" office:value="0.974833620466667">
            <text:p>0.9748336205</text:p>
          </table:table-cell>
        </table:table-row>
        <table:table-row table:style-name="ro1">
          <table:table-cell office:value-type="string">
            <text:p>HouseKeeping-A-prof1</text:p>
          </table:table-cell>
          <table:table-cell office:value-type="string">
            <text:p>HouseKeeping-A-prof2</text:p>
          </table:table-cell>
          <table:table-cell office:value-type="string">
            <text:p>NegoAgent</text:p>
          </table:table-cell>
          <table:table-cell office:value-type="string">
            <text:p>Nice Tit for Tat Agent</text:p>
          </table:table-cell>
          <table:table-cell table:number-columns-repeated="2"/>
          <table:table-cell office:value-type="float" office:value="4668">
            <text:p>4668</text:p>
          </table:table-cell>
          <table:table-cell office:value-type="float" office:value="0.94">
            <text:p>0.94</text:p>
          </table:table-cell>
          <table:table-cell office:value-type="float" office:value="0.69">
            <text:p>0.69</text:p>
          </table:table-cell>
          <table:table-cell office:value-type="float" office:value="0.94">
            <text:p>0.94</text:p>
          </table:table-cell>
          <table:table-cell office:value-type="float" office:value="0.69">
            <text:p>0.69</text:p>
          </table:table-cell>
          <table:table-cell office:value-type="float" office:value="0.9949143803">
            <text:p>0.9949143803</text:p>
          </table:table-cell>
        </table:table-row>
        <table:table-row table:style-name="ro1">
          <table:table-cell office:value-type="string">
            <text:p>HouseKeeping-A-prof1</text:p>
          </table:table-cell>
          <table:table-cell office:value-type="string">
            <text:p>HouseKeeping-A-prof2</text:p>
          </table:table-cell>
          <table:table-cell office:value-type="string">
            <text:p>NegoAgent</text:p>
          </table:table-cell>
          <table:table-cell office:value-type="string">
            <text:p>CUHKAgent</text:p>
          </table:table-cell>
          <table:table-cell table:number-columns-repeated="2"/>
          <table:table-cell office:value-type="float" office:value="5226">
            <text:p>5226</text:p>
          </table:table-cell>
          <table:table-cell office:value-type="float" office:value="0.94">
            <text:p>0.94</text:p>
          </table:table-cell>
          <table:table-cell office:value-type="float" office:value="0.69">
            <text:p>0.69</text:p>
          </table:table-cell>
          <table:table-cell office:value-type="float" office:value="0.94">
            <text:p>0.94</text:p>
          </table:table-cell>
          <table:table-cell office:value-type="float" office:value="0.69">
            <text:p>0.69</text:p>
          </table:table-cell>
          <table:table-cell office:value-type="float" office:value="0.999256456166667">
            <text:p>0.9992564562</text:p>
          </table:table-cell>
        </table:table-row>
        <table:table-row table:style-name="ro1">
          <table:table-cell office:value-type="string">
            <text:p>HouseKeeping-A-prof1</text:p>
          </table:table-cell>
          <table:table-cell office:value-type="string">
            <text:p>HouseKeeping-A-prof2</text:p>
          </table:table-cell>
          <table:table-cell office:value-type="string">
            <text:p>NegoAgent</text:p>
          </table:table-cell>
          <table:table-cell office:value-type="string">
            <text:p>AgentKF</text:p>
          </table:table-cell>
          <table:table-cell table:number-columns-repeated="2"/>
          <table:table-cell office:value-type="float" office:value="2597">
            <text:p>2597</text:p>
          </table:table-cell>
          <table:table-cell table:number-columns-repeated="4"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ouseKeeping-A-prof1</text:p>
          </table:table-cell>
          <table:table-cell office:value-type="string">
            <text:p>HouseKeeping-A-prof2</text:p>
          </table:table-cell>
          <table:table-cell office:value-type="string">
            <text:p>NegoAgent</text:p>
          </table:table-cell>
          <table:table-cell office:value-type="string">
            <text:p>Meta-Agent</text:p>
          </table:table-cell>
          <table:table-cell table:number-columns-repeated="2"/>
          <table:table-cell office:value-type="float" office:value="5253">
            <text:p>5253</text:p>
          </table:table-cell>
          <table:table-cell office:value-type="float" office:value="0.94">
            <text:p>0.94</text:p>
          </table:table-cell>
          <table:table-cell office:value-type="float" office:value="0.69">
            <text:p>0.69</text:p>
          </table:table-cell>
          <table:table-cell office:value-type="float" office:value="0.94">
            <text:p>0.94</text:p>
          </table:table-cell>
          <table:table-cell office:value-type="float" office:value="0.69">
            <text:p>0.69</text:p>
          </table:table-cell>
          <table:table-cell office:value-type="float" office:value="0.976076709933333">
            <text:p>0.9760767099</text:p>
          </table:table-cell>
        </table:table-row>
        <table:table-row table:style-name="ro1">
          <table:table-cell office:value-type="string">
            <text:p>HouseKeeping-A-prof1</text:p>
          </table:table-cell>
          <table:table-cell office:value-type="string">
            <text:p>HouseKeeping-A-prof2</text:p>
          </table:table-cell>
          <table:table-cell office:value-type="string">
            <text:p>NegoAgent</text:p>
          </table:table-cell>
          <table:table-cell office:value-type="string">
            <text:p>TMF-Agent</text:p>
          </table:table-cell>
          <table:table-cell table:number-columns-repeated="2"/>
          <table:table-cell office:value-type="float" office:value="5360">
            <text:p>5360</text:p>
          </table:table-cell>
          <table:table-cell office:value-type="float" office:value="0.94">
            <text:p>0.94</text:p>
          </table:table-cell>
          <table:table-cell office:value-type="float" office:value="0.69">
            <text:p>0.69</text:p>
          </table:table-cell>
          <table:table-cell office:value-type="float" office:value="0.94">
            <text:p>0.94</text:p>
          </table:table-cell>
          <table:table-cell office:value-type="float" office:value="0.69">
            <text:p>0.69</text:p>
          </table:table-cell>
          <table:table-cell office:value-type="float" office:value="0.995407877666667">
            <text:p>0.9954078777</text:p>
          </table:table-cell>
        </table:table-row>
        <table:table-row table:style-name="ro1">
          <table:table-cell office:value-type="string">
            <text:p>HouseKeeping-A-prof2</text:p>
          </table:table-cell>
          <table:table-cell office:value-type="string">
            <text:p>HouseKeeping-A-prof1</text:p>
          </table:table-cell>
          <table:table-cell office:value-type="string">
            <text:p>NegoAgent</text:p>
          </table:table-cell>
          <table:table-cell office:value-type="string">
            <text:p>Agent_K</text:p>
          </table:table-cell>
          <table:table-cell table:number-columns-repeated="2"/>
          <table:table-cell office:value-type="float" office:value="5105">
            <text:p>5105</text:p>
          </table:table-cell>
          <table:table-cell office:value-type="float" office:value="0.95">
            <text:p>0.95</text:p>
          </table:table-cell>
          <table:table-cell office:value-type="float" office:value="0.62">
            <text:p>0.62</text:p>
          </table:table-cell>
          <table:table-cell office:value-type="float" office:value="0.95">
            <text:p>0.95</text:p>
          </table:table-cell>
          <table:table-cell office:value-type="float" office:value="0.62">
            <text:p>0.62</text:p>
          </table:table-cell>
          <table:table-cell office:value-type="float" office:value="0.9511299712">
            <text:p>0.9511299712</text:p>
          </table:table-cell>
        </table:table-row>
        <table:table-row table:style-name="ro1">
          <table:table-cell office:value-type="string">
            <text:p>HouseKeeping-A-prof2</text:p>
          </table:table-cell>
          <table:table-cell office:value-type="string">
            <text:p>HouseKeeping-A-prof1</text:p>
          </table:table-cell>
          <table:table-cell office:value-type="string">
            <text:p>NegoAgent</text:p>
          </table:table-cell>
          <table:table-cell office:value-type="string">
            <text:p>The Negotiator</text:p>
          </table:table-cell>
          <table:table-cell table:number-columns-repeated="2"/>
          <table:table-cell office:value-type="float" office:value="5312">
            <text:p>5312</text:p>
          </table:table-cell>
          <table:table-cell office:value-type="float" office:value="0.86">
            <text:p>0.86</text:p>
          </table:table-cell>
          <table:table-cell office:value-type="float" office:value="0.74">
            <text:p>0.74</text:p>
          </table:table-cell>
          <table:table-cell office:value-type="float" office:value="0.86">
            <text:p>0.86</text:p>
          </table:table-cell>
          <table:table-cell office:value-type="float" office:value="0.74">
            <text:p>0.74</text:p>
          </table:table-cell>
          <table:table-cell office:value-type="float" office:value="0.955643780433333">
            <text:p>0.9556437804</text:p>
          </table:table-cell>
        </table:table-row>
        <table:table-row table:style-name="ro1">
          <table:table-cell office:value-type="string">
            <text:p>HouseKeeping-A-prof2</text:p>
          </table:table-cell>
          <table:table-cell office:value-type="string">
            <text:p>HouseKeeping-A-prof1</text:p>
          </table:table-cell>
          <table:table-cell office:value-type="string">
            <text:p>NegoAgent</text:p>
          </table:table-cell>
          <table:table-cell office:value-type="string">
            <text:p>Nice Tit for Tat Agent</text:p>
          </table:table-cell>
          <table:table-cell table:number-columns-repeated="2"/>
          <table:table-cell office:value-type="float" office:value="4931">
            <text:p>4931</text:p>
          </table:table-cell>
          <table:table-cell office:value-type="float" office:value="0.95">
            <text:p>0.95</text:p>
          </table:table-cell>
          <table:table-cell office:value-type="float" office:value="0.62">
            <text:p>0.62</text:p>
          </table:table-cell>
          <table:table-cell office:value-type="float" office:value="0.95">
            <text:p>0.95</text:p>
          </table:table-cell>
          <table:table-cell office:value-type="float" office:value="0.62">
            <text:p>0.62</text:p>
          </table:table-cell>
          <table:table-cell office:value-type="float" office:value="0.994687322833333">
            <text:p>0.9946873228</text:p>
          </table:table-cell>
        </table:table-row>
        <table:table-row table:style-name="ro1">
          <table:table-cell office:value-type="string">
            <text:p>HouseKeeping-A-prof2</text:p>
          </table:table-cell>
          <table:table-cell office:value-type="string">
            <text:p>HouseKeeping-A-prof1</text:p>
          </table:table-cell>
          <table:table-cell office:value-type="string">
            <text:p>NegoAgent</text:p>
          </table:table-cell>
          <table:table-cell office:value-type="string">
            <text:p>CUHKAgent</text:p>
          </table:table-cell>
          <table:table-cell table:number-columns-repeated="2"/>
          <table:table-cell office:value-type="float" office:value="5454">
            <text:p>5454</text:p>
          </table:table-cell>
          <table:table-cell office:value-type="float" office:value="0.905">
            <text:p>0.905</text:p>
          </table:table-cell>
          <table:table-cell office:value-type="float" office:value="0.68">
            <text:p>0.68</text:p>
          </table:table-cell>
          <table:table-cell office:value-type="float" office:value="0.905">
            <text:p>0.905</text:p>
          </table:table-cell>
          <table:table-cell office:value-type="float" office:value="0.68">
            <text:p>0.68</text:p>
          </table:table-cell>
          <table:table-cell office:value-type="float" office:value="0.998862687333333">
            <text:p>0.9988626873</text:p>
          </table:table-cell>
        </table:table-row>
        <table:table-row table:style-name="ro1">
          <table:table-cell office:value-type="string">
            <text:p>HouseKeeping-A-prof2</text:p>
          </table:table-cell>
          <table:table-cell office:value-type="string">
            <text:p>HouseKeeping-A-prof1</text:p>
          </table:table-cell>
          <table:table-cell office:value-type="string">
            <text:p>NegoAgent</text:p>
          </table:table-cell>
          <table:table-cell office:value-type="string">
            <text:p>AgentKF</text:p>
          </table:table-cell>
          <table:table-cell table:number-columns-repeated="2"/>
          <table:table-cell office:value-type="float" office:value="2603">
            <text:p>2603</text:p>
          </table:table-cell>
          <table:table-cell table:number-columns-repeated="4"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ouseKeeping-A-prof2</text:p>
          </table:table-cell>
          <table:table-cell office:value-type="string">
            <text:p>HouseKeeping-A-prof1</text:p>
          </table:table-cell>
          <table:table-cell office:value-type="string">
            <text:p>NegoAgent</text:p>
          </table:table-cell>
          <table:table-cell office:value-type="string">
            <text:p>Meta-Agent</text:p>
          </table:table-cell>
          <table:table-cell table:number-columns-repeated="2"/>
          <table:table-cell office:value-type="float" office:value="5158">
            <text:p>5158</text:p>
          </table:table-cell>
          <table:table-cell office:value-type="float" office:value="0.86">
            <text:p>0.86</text:p>
          </table:table-cell>
          <table:table-cell office:value-type="float" office:value="0.74">
            <text:p>0.74</text:p>
          </table:table-cell>
          <table:table-cell office:value-type="float" office:value="0.86">
            <text:p>0.86</text:p>
          </table:table-cell>
          <table:table-cell office:value-type="float" office:value="0.74">
            <text:p>0.74</text:p>
          </table:table-cell>
          <table:table-cell office:value-type="float" office:value="0.9689675788">
            <text:p>0.9689675788</text:p>
          </table:table-cell>
        </table:table-row>
        <table:table-row table:style-name="ro1">
          <table:table-cell office:value-type="string">
            <text:p>HouseKeeping-A-prof2</text:p>
          </table:table-cell>
          <table:table-cell office:value-type="string">
            <text:p>HouseKeeping-A-prof1</text:p>
          </table:table-cell>
          <table:table-cell office:value-type="string">
            <text:p>NegoAgent</text:p>
          </table:table-cell>
          <table:table-cell office:value-type="string">
            <text:p>TMF-Agent</text:p>
          </table:table-cell>
          <table:table-cell table:number-columns-repeated="2"/>
          <table:table-cell office:value-type="float" office:value="5336">
            <text:p>5336</text:p>
          </table:table-cell>
          <table:table-cell office:value-type="float" office:value="0.86">
            <text:p>0.86</text:p>
          </table:table-cell>
          <table:table-cell office:value-type="float" office:value="0.74">
            <text:p>0.74</text:p>
          </table:table-cell>
          <table:table-cell office:value-type="float" office:value="0.86">
            <text:p>0.86</text:p>
          </table:table-cell>
          <table:table-cell office:value-type="float" office:value="0.74">
            <text:p>0.74</text:p>
          </table:table-cell>
          <table:table-cell office:value-type="float" office:value="0.996845867333333">
            <text:p>0.9968458673</text:p>
          </table:table-cell>
        </table:table-row>
        <table:table-row table:style-name="ro1">
          <table:table-cell office:value-type="string">
            <text:p>ItexvsCypress-A-prof1</text:p>
          </table:table-cell>
          <table:table-cell office:value-type="string">
            <text:p>ItexvsCypress-A-prof2</text:p>
          </table:table-cell>
          <table:table-cell office:value-type="string">
            <text:p>NegoAgent</text:p>
          </table:table-cell>
          <table:table-cell office:value-type="string">
            <text:p>Agent_K</text:p>
          </table:table-cell>
          <table:table-cell table:number-columns-repeated="2"/>
          <table:table-cell office:value-type="float" office:value="5522">
            <text:p>5522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texvsCypress-A-prof1</text:p>
          </table:table-cell>
          <table:table-cell office:value-type="string">
            <text:p>ItexvsCypress-A-prof2</text:p>
          </table:table-cell>
          <table:table-cell office:value-type="string">
            <text:p>NegoAgent</text:p>
          </table:table-cell>
          <table:table-cell office:value-type="string">
            <text:p>The Negotiator</text:p>
          </table:table-cell>
          <table:table-cell table:number-columns-repeated="2"/>
          <table:table-cell office:value-type="float" office:value="5080">
            <text:p>5080</text:p>
          </table:table-cell>
          <table:table-cell office:value-type="float" office:value="0.903957883242087">
            <text:p>0.9039578832</text:p>
          </table:table-cell>
          <table:table-cell office:value-type="float" office:value="0.317965921898509">
            <text:p>0.3179659219</text:p>
          </table:table-cell>
          <table:table-cell office:value-type="float" office:value="0.47509880108637">
            <text:p>0.4750988011</text:p>
          </table:table-cell>
          <table:table-cell office:value-type="float" office:value="0.167115339199766">
            <text:p>0.1671153392</text:p>
          </table:table-cell>
          <table:table-cell office:value-type="float" office:value="0.928027990766667">
            <text:p>0.9280279908</text:p>
          </table:table-cell>
        </table:table-row>
        <table:table-row table:style-name="ro1">
          <table:table-cell office:value-type="string">
            <text:p>ItexvsCypress-A-prof1</text:p>
          </table:table-cell>
          <table:table-cell office:value-type="string">
            <text:p>ItexvsCypress-A-prof2</text:p>
          </table:table-cell>
          <table:table-cell office:value-type="string">
            <text:p>NegoAgent</text:p>
          </table:table-cell>
          <table:table-cell office:value-type="string">
            <text:p>Nice Tit for Tat Agent</text:p>
          </table:table-cell>
          <table:table-cell table:number-columns-repeated="2"/>
          <table:table-cell office:value-type="float" office:value="5025">
            <text:p>5025</text:p>
          </table:table-cell>
          <table:table-cell office:value-type="float" office:value="1">
            <text:p>1</text:p>
          </table:table-cell>
          <table:table-cell office:value-type="float" office:value="0.212212173926452">
            <text:p>0.2122121739</text:p>
          </table:table-cell>
          <table:table-cell office:value-type="float" office:value="0.501957304648113">
            <text:p>0.5019573046</text:p>
          </table:table-cell>
          <table:table-cell office:value-type="float" office:value="0.106521450837638">
            <text:p>0.1065214508</text:p>
          </table:table-cell>
          <table:table-cell office:value-type="float" office:value="0.994363437866667">
            <text:p>0.9943634379</text:p>
          </table:table-cell>
        </table:table-row>
        <table:table-row table:style-name="ro1">
          <table:table-cell office:value-type="string">
            <text:p>ItexvsCypress-A-prof1</text:p>
          </table:table-cell>
          <table:table-cell office:value-type="string">
            <text:p>ItexvsCypress-A-prof2</text:p>
          </table:table-cell>
          <table:table-cell office:value-type="string">
            <text:p>NegoAgent</text:p>
          </table:table-cell>
          <table:table-cell office:value-type="string">
            <text:p>CUHKAgent</text:p>
          </table:table-cell>
          <table:table-cell table:number-columns-repeated="2"/>
          <table:table-cell office:value-type="float" office:value="5359">
            <text:p>5359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25018873929841">
            <text:p>0.2501887393</text:p>
          </table:table-cell>
          <table:table-cell office:value-type="float" office:value="0.998911237933333">
            <text:p>0.9989112379</text:p>
          </table:table-cell>
        </table:table-row>
        <table:table-row table:style-name="ro1">
          <table:table-cell office:value-type="string">
            <text:p>ItexvsCypress-A-prof1</text:p>
          </table:table-cell>
          <table:table-cell office:value-type="string">
            <text:p>ItexvsCypress-A-prof2</text:p>
          </table:table-cell>
          <table:table-cell office:value-type="string">
            <text:p>NegoAgent</text:p>
          </table:table-cell>
          <table:table-cell office:value-type="string">
            <text:p>AgentKF</text:p>
          </table:table-cell>
          <table:table-cell table:number-columns-repeated="2"/>
          <table:table-cell office:value-type="float" office:value="1793">
            <text:p>1793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texvsCypress-A-prof1</text:p>
          </table:table-cell>
          <table:table-cell office:value-type="string">
            <text:p>ItexvsCypress-A-prof2</text:p>
          </table:table-cell>
          <table:table-cell office:value-type="string">
            <text:p>NegoAgent</text:p>
          </table:table-cell>
          <table:table-cell office:value-type="string">
            <text:p>Meta-Agent</text:p>
          </table:table-cell>
          <table:table-cell table:number-columns-repeated="2"/>
          <table:table-cell office:value-type="float" office:value="5288">
            <text:p>5288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texvsCypress-A-prof1</text:p>
          </table:table-cell>
          <table:table-cell office:value-type="string">
            <text:p>ItexvsCypress-A-prof2</text:p>
          </table:table-cell>
          <table:table-cell office:value-type="string">
            <text:p>NegoAgent</text:p>
          </table:table-cell>
          <table:table-cell office:value-type="string">
            <text:p>TMF-Agent</text:p>
          </table:table-cell>
          <table:table-cell table:number-columns-repeated="2"/>
          <table:table-cell office:value-type="float" office:value="5337">
            <text:p>5337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250189346792629">
            <text:p>0.2501893468</text:p>
          </table:table-cell>
          <table:table-cell office:value-type="float" office:value="0.998907734866667">
            <text:p>0.9989077349</text:p>
          </table:table-cell>
        </table:table-row>
        <table:table-row table:style-name="ro1">
          <table:table-cell office:value-type="string">
            <text:p>ItexvsCypress-A-prof2</text:p>
          </table:table-cell>
          <table:table-cell office:value-type="string">
            <text:p>ItexvsCypress-A-prof1</text:p>
          </table:table-cell>
          <table:table-cell office:value-type="string">
            <text:p>NegoAgent</text:p>
          </table:table-cell>
          <table:table-cell office:value-type="string">
            <text:p>Agent_K</text:p>
          </table:table-cell>
          <table:table-cell table:number-columns-repeated="2"/>
          <table:table-cell office:value-type="float" office:value="5210">
            <text:p>5210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texvsCypress-A-prof2</text:p>
          </table:table-cell>
          <table:table-cell office:value-type="string">
            <text:p>ItexvsCypress-A-prof1</text:p>
          </table:table-cell>
          <table:table-cell office:value-type="string">
            <text:p>NegoAgent</text:p>
          </table:table-cell>
          <table:table-cell office:value-type="string">
            <text:p>The Negotiator</text:p>
          </table:table-cell>
          <table:table-cell table:number-columns-repeated="2"/>
          <table:table-cell office:value-type="float" office:value="4898">
            <text:p>4898</text:p>
          </table:table-cell>
          <table:table-cell office:value-type="float" office:value="0.893637950855363">
            <text:p>0.8936379509</text:p>
          </table:table-cell>
          <table:table-cell office:value-type="float" office:value="0.308886193947614">
            <text:p>0.3088861939</text:p>
          </table:table-cell>
          <table:table-cell office:value-type="float" office:value="0.480262728732963">
            <text:p>0.4802627287</text:p>
          </table:table-cell>
          <table:table-cell office:value-type="float" office:value="0.166002939144681">
            <text:p>0.1660029391</text:p>
          </table:table-cell>
          <table:table-cell office:value-type="float" office:value="0.8958666041">
            <text:p>0.8958666041</text:p>
          </table:table-cell>
        </table:table-row>
        <table:table-row table:style-name="ro1">
          <table:table-cell office:value-type="string">
            <text:p>ItexvsCypress-A-prof2</text:p>
          </table:table-cell>
          <table:table-cell office:value-type="string">
            <text:p>ItexvsCypress-A-prof1</text:p>
          </table:table-cell>
          <table:table-cell office:value-type="string">
            <text:p>NegoAgent</text:p>
          </table:table-cell>
          <table:table-cell office:value-type="string">
            <text:p>Nice Tit for Tat Agent</text:p>
          </table:table-cell>
          <table:table-cell table:number-columns-repeated="2"/>
          <table:table-cell office:value-type="float" office:value="4980">
            <text:p>4980</text:p>
          </table:table-cell>
          <table:table-cell office:value-type="float" office:value="0.926750997178217">
            <text:p>0.9267509972</text:p>
          </table:table-cell>
          <table:table-cell office:value-type="float" office:value="0.307257524905888">
            <text:p>0.3072575249</text:p>
          </table:table-cell>
          <table:table-cell office:value-type="float" office:value="0.46499148990357">
            <text:p>0.4649914899</text:p>
          </table:table-cell>
          <table:table-cell office:value-type="float" office:value="0.154164532571414">
            <text:p>0.1541645326</text:p>
          </table:table-cell>
          <table:table-cell office:value-type="float" office:value="0.994977449566667">
            <text:p>0.9949774496</text:p>
          </table:table-cell>
        </table:table-row>
        <table:table-row table:style-name="ro1">
          <table:table-cell office:value-type="string">
            <text:p>ItexvsCypress-A-prof2</text:p>
          </table:table-cell>
          <table:table-cell office:value-type="string">
            <text:p>ItexvsCypress-A-prof1</text:p>
          </table:table-cell>
          <table:table-cell office:value-type="string">
            <text:p>NegoAgent</text:p>
          </table:table-cell>
          <table:table-cell office:value-type="string">
            <text:p>CUHKAgent</text:p>
          </table:table-cell>
          <table:table-cell table:number-columns-repeated="2"/>
          <table:table-cell office:value-type="float" office:value="5357">
            <text:p>5357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25021649585394">
            <text:p>0.2502164959</text:p>
          </table:table-cell>
          <table:table-cell office:value-type="float" office:value="0.998751190666667">
            <text:p>0.9987511907</text:p>
          </table:table-cell>
        </table:table-row>
        <table:table-row table:style-name="ro1">
          <table:table-cell office:value-type="string">
            <text:p>ItexvsCypress-A-prof2</text:p>
          </table:table-cell>
          <table:table-cell office:value-type="string">
            <text:p>ItexvsCypress-A-prof1</text:p>
          </table:table-cell>
          <table:table-cell office:value-type="string">
            <text:p>NegoAgent</text:p>
          </table:table-cell>
          <table:table-cell office:value-type="string">
            <text:p>AgentKF</text:p>
          </table:table-cell>
          <table:table-cell table:number-columns-repeated="2"/>
          <table:table-cell office:value-type="float" office:value="1851">
            <text:p>1851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texvsCypress-A-prof2</text:p>
          </table:table-cell>
          <table:table-cell office:value-type="string">
            <text:p>ItexvsCypress-A-prof1</text:p>
          </table:table-cell>
          <table:table-cell office:value-type="string">
            <text:p>NegoAgent</text:p>
          </table:table-cell>
          <table:table-cell office:value-type="string">
            <text:p>Meta-Agent</text:p>
          </table:table-cell>
          <table:table-cell table:number-columns-repeated="2"/>
          <table:table-cell office:value-type="float" office:value="5252">
            <text:p>5252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texvsCypress-A-prof2</text:p>
          </table:table-cell>
          <table:table-cell office:value-type="string">
            <text:p>ItexvsCypress-A-prof1</text:p>
          </table:table-cell>
          <table:table-cell office:value-type="string">
            <text:p>NegoAgent</text:p>
          </table:table-cell>
          <table:table-cell office:value-type="string">
            <text:p>TMF-Agent</text:p>
          </table:table-cell>
          <table:table-cell table:number-columns-repeated="2"/>
          <table:table-cell office:value-type="float" office:value="5345">
            <text:p>5345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250155896278605">
            <text:p>0.2501558963</text:p>
          </table:table-cell>
          <table:table-cell office:value-type="float" office:value="0.999100637233333">
            <text:p>0.9991006372</text:p>
          </table:table-cell>
        </table:table-row>
        <table:table-row table:style-name="ro2">
          <table:table-cell office:value-type="string">
            <text:p>Outfit-A-prof1</text:p>
          </table:table-cell>
          <table:table-cell office:value-type="string">
            <text:p>Outfit-A-prof2</text:p>
          </table:table-cell>
          <table:table-cell office:value-type="string">
            <text:p>NegoAgent</text:p>
          </table:table-cell>
          <table:table-cell office:value-type="string">
            <text:p>Agent_K</text:p>
          </table:table-cell>
          <table:table-cell table:number-columns-repeated="2"/>
          <table:table-cell office:value-type="float" office:value="1296">
            <text:p>1296</text:p>
          </table:table-cell>
          <table:table-cell office:value-type="float" office:value="0.739597541895045">
            <text:p>0.7395975419</text:p>
          </table:table-cell>
          <table:table-cell office:value-type="float" office:value="1">
            <text:p>1</text:p>
          </table:table-cell>
          <table:table-cell office:value-type="float" office:value="0.677278752244491">
            <text:p>0.6772787522</text:p>
          </table:table-cell>
          <table:table-cell office:value-type="float" office:value="0.915739593332238">
            <text:p>0.9157395933</text:p>
          </table:table-cell>
          <table:table-cell office:value-type="float" office:value="0.126990693966667">
            <text:p>0.126990694</text:p>
          </table:table-cell>
        </table:table-row>
        <table:table-row table:style-name="ro1">
          <table:table-cell office:value-type="string">
            <text:p>Outfit-A-prof1</text:p>
          </table:table-cell>
          <table:table-cell office:value-type="string">
            <text:p>Outfit-A-prof2</text:p>
          </table:table-cell>
          <table:table-cell office:value-type="string">
            <text:p>NegoAgent</text:p>
          </table:table-cell>
          <table:table-cell office:value-type="string">
            <text:p>The Negotiator</text:p>
          </table:table-cell>
          <table:table-cell table:number-columns-repeated="2"/>
          <table:table-cell office:value-type="float" office:value="4425">
            <text:p>4425</text:p>
          </table:table-cell>
          <table:table-cell office:value-type="float" office:value="0.941170058587053">
            <text:p>0.9411700586</text:p>
          </table:table-cell>
          <table:table-cell office:value-type="float" office:value="0.638184255908178">
            <text:p>0.6381842559</text:p>
          </table:table-cell>
          <table:table-cell office:value-type="float" office:value="0.563690188760217">
            <text:p>0.5636901888</text:p>
          </table:table-cell>
          <table:table-cell office:value-type="float" office:value="0.382224445406543">
            <text:p>0.3822244454</text:p>
          </table:table-cell>
          <table:table-cell office:value-type="float" office:value="0.739552967833333">
            <text:p>0.7395529678</text:p>
          </table:table-cell>
        </table:table-row>
        <table:table-row table:style-name="ro1">
          <table:table-cell office:value-type="string">
            <text:p>Outfit-A-prof1</text:p>
          </table:table-cell>
          <table:table-cell office:value-type="string">
            <text:p>Outfit-A-prof2</text:p>
          </table:table-cell>
          <table:table-cell office:value-type="string">
            <text:p>NegoAgent</text:p>
          </table:table-cell>
          <table:table-cell office:value-type="string">
            <text:p>Nice Tit for Tat Agent</text:p>
          </table:table-cell>
          <table:table-cell table:number-columns-repeated="2"/>
          <table:table-cell office:value-type="float" office:value="5086">
            <text:p>5086</text:p>
          </table:table-cell>
          <table:table-cell office:value-type="float" office:value="0.941170058587053">
            <text:p>0.9411700586</text:p>
          </table:table-cell>
          <table:table-cell office:value-type="float" office:value="0.638184255908178">
            <text:p>0.6381842559</text:p>
          </table:table-cell>
          <table:table-cell office:value-type="float" office:value="0.472235054374698">
            <text:p>0.4722350544</text:p>
          </table:table-cell>
          <table:table-cell office:value-type="float" office:value="0.320210969356925">
            <text:p>0.3202109694</text:p>
          </table:table-cell>
          <table:table-cell office:value-type="float" office:value="0.994950286966667">
            <text:p>0.994950287</text:p>
          </table:table-cell>
        </table:table-row>
        <table:table-row table:style-name="ro2">
          <table:table-cell office:value-type="string">
            <text:p>Outfit-A-prof1</text:p>
          </table:table-cell>
          <table:table-cell office:value-type="string">
            <text:p>Outfit-A-prof2</text:p>
          </table:table-cell>
          <table:table-cell office:value-type="string">
            <text:p>NegoAgent</text:p>
          </table:table-cell>
          <table:table-cell office:value-type="string">
            <text:p>CUHKAgent</text:p>
          </table:table-cell>
          <table:table-cell table:number-columns-repeated="2"/>
          <table:table-cell office:value-type="float" office:value="1726">
            <text:p>1726</text:p>
          </table:table-cell>
          <table:table-cell office:value-type="float" office:value="0.800772931300356">
            <text:p>0.8007729313</text:p>
          </table:table-cell>
          <table:table-cell office:value-type="float" office:value="0.936441830915422">
            <text:p>0.9364418309</text:p>
          </table:table-cell>
          <table:table-cell office:value-type="float" office:value="0.688349828534267">
            <text:p>0.6883498285</text:p>
          </table:table-cell>
          <table:table-cell office:value-type="float" office:value="0.80497173236887">
            <text:p>0.8049717324</text:p>
          </table:table-cell>
          <table:table-cell office:value-type="float" office:value="0.218251259166667">
            <text:p>0.2182512592</text:p>
          </table:table-cell>
        </table:table-row>
        <table:table-row table:style-name="ro2">
          <table:table-cell office:value-type="string">
            <text:p>Outfit-A-prof1</text:p>
          </table:table-cell>
          <table:table-cell office:value-type="string">
            <text:p>Outfit-A-prof2</text:p>
          </table:table-cell>
          <table:table-cell office:value-type="string">
            <text:p>NegoAgent</text:p>
          </table:table-cell>
          <table:table-cell office:value-type="string">
            <text:p>AgentKF</text:p>
          </table:table-cell>
          <table:table-cell table:number-columns-repeated="2"/>
          <table:table-cell office:value-type="float" office:value="388">
            <text:p>388</text:p>
          </table:table-cell>
          <table:table-cell office:value-type="float" office:value="0.739597541895045">
            <text:p>0.7395975419</text:p>
          </table:table-cell>
          <table:table-cell office:value-type="float" office:value="1">
            <text:p>1</text:p>
          </table:table-cell>
          <table:table-cell office:value-type="float" office:value="0.685171218034717">
            <text:p>0.685171218</text:p>
          </table:table-cell>
          <table:table-cell office:value-type="float" office:value="0.926410891360087">
            <text:p>0.9264108914</text:p>
          </table:table-cell>
          <table:table-cell office:value-type="float" office:value="0.1102758804">
            <text:p>0.1102758804</text:p>
          </table:table-cell>
        </table:table-row>
        <table:table-row table:style-name="ro2">
          <table:table-cell office:value-type="string">
            <text:p>Outfit-A-prof1</text:p>
          </table:table-cell>
          <table:table-cell office:value-type="string">
            <text:p>Outfit-A-prof2</text:p>
          </table:table-cell>
          <table:table-cell office:value-type="string">
            <text:p>NegoAgent</text:p>
          </table:table-cell>
          <table:table-cell office:value-type="string">
            <text:p>Meta-Agent</text:p>
          </table:table-cell>
          <table:table-cell table:number-columns-repeated="2"/>
          <table:table-cell office:value-type="float" office:value="998">
            <text:p>998</text:p>
          </table:table-cell>
          <table:table-cell office:value-type="float" office:value="0.800772931300356">
            <text:p>0.8007729313</text:p>
          </table:table-cell>
          <table:table-cell office:value-type="float" office:value="0.936441830915422">
            <text:p>0.9364418309</text:p>
          </table:table-cell>
          <table:table-cell office:value-type="float" office:value="0.746374183884155">
            <text:p>0.7463741839</text:p>
          </table:table-cell>
          <table:table-cell office:value-type="float" office:value="0.872826715270577">
            <text:p>0.8728267153</text:p>
          </table:table-cell>
          <table:table-cell office:value-type="float" office:value="0.101494121166667">
            <text:p>0.1014941212</text:p>
          </table:table-cell>
        </table:table-row>
        <table:table-row table:style-name="ro2">
          <table:table-cell office:value-type="string">
            <text:p>Outfit-A-prof1</text:p>
          </table:table-cell>
          <table:table-cell office:value-type="string">
            <text:p>Outfit-A-prof2</text:p>
          </table:table-cell>
          <table:table-cell office:value-type="string">
            <text:p>NegoAgent</text:p>
          </table:table-cell>
          <table:table-cell office:value-type="string">
            <text:p>TMF-Agent</text:p>
          </table:table-cell>
          <table:table-cell table:number-columns-repeated="2"/>
          <table:table-cell office:value-type="float" office:value="1182">
            <text:p>1182</text:p>
          </table:table-cell>
          <table:table-cell office:value-type="float" office:value="0.739597541895045">
            <text:p>0.7395975419</text:p>
          </table:table-cell>
          <table:table-cell office:value-type="float" office:value="1">
            <text:p>1</text:p>
          </table:table-cell>
          <table:table-cell office:value-type="float" office:value="0.677957868928552">
            <text:p>0.6779578689</text:p>
          </table:table-cell>
          <table:table-cell office:value-type="float" office:value="0.916657817968735">
            <text:p>0.916657818</text:p>
          </table:table-cell>
          <table:table-cell office:value-type="float" office:value="0.125544808666667">
            <text:p>0.1255448087</text:p>
          </table:table-cell>
        </table:table-row>
        <table:table-row table:style-name="ro2">
          <table:table-cell office:value-type="string">
            <text:p>Outfit-A-prof2</text:p>
          </table:table-cell>
          <table:table-cell office:value-type="string">
            <text:p>Outfit-A-prof1</text:p>
          </table:table-cell>
          <table:table-cell office:value-type="string">
            <text:p>NegoAgent</text:p>
          </table:table-cell>
          <table:table-cell office:value-type="string">
            <text:p>Agent_K</text:p>
          </table:table-cell>
          <table:table-cell table:number-columns-repeated="2"/>
          <table:table-cell office:value-type="float" office:value="4574">
            <text:p>4574</text:p>
          </table:table-cell>
          <table:table-cell office:value-type="float" office:value="0.860637847704201">
            <text:p>0.8606378477</text:p>
          </table:table-cell>
          <table:table-cell office:value-type="float" office:value="0.859602872713304">
            <text:p>0.8596028727</text:p>
          </table:table-cell>
          <table:table-cell office:value-type="float" office:value="0.493512280130803">
            <text:p>0.4935122801</text:p>
          </table:table-cell>
          <table:table-cell office:value-type="float" office:value="0.492918798367249">
            <text:p>0.4929187984</text:p>
          </table:table-cell>
          <table:table-cell office:value-type="float" office:value="0.802320302233333">
            <text:p>0.8023203022</text:p>
          </table:table-cell>
        </table:table-row>
        <table:table-row table:style-name="ro1">
          <table:table-cell office:value-type="string">
            <text:p>Outfit-A-prof2</text:p>
          </table:table-cell>
          <table:table-cell office:value-type="string">
            <text:p>Outfit-A-prof1</text:p>
          </table:table-cell>
          <table:table-cell office:value-type="string">
            <text:p>NegoAgent</text:p>
          </table:table-cell>
          <table:table-cell office:value-type="string">
            <text:p>The Negotiator</text:p>
          </table:table-cell>
          <table:table-cell table:number-columns-repeated="2"/>
          <table:table-cell office:value-type="float" office:value="3556">
            <text:p>3556</text:p>
          </table:table-cell>
          <table:table-cell office:value-type="float" office:value="0.713988239119399">
            <text:p>0.7139882391</text:p>
          </table:table-cell>
          <table:table-cell office:value-type="float" office:value="0.882340117174105">
            <text:p>0.8823401172</text:p>
          </table:table-cell>
          <table:table-cell office:value-type="float" office:value="0.492422671826598">
            <text:p>0.4924226718</text:p>
          </table:table-cell>
          <table:table-cell office:value-type="float" office:value="0.608531421322206">
            <text:p>0.6085314213</text:p>
          </table:table-cell>
          <table:table-cell office:value-type="float" office:value="0.5360031232">
            <text:p>0.5360031232</text:p>
          </table:table-cell>
        </table:table-row>
        <table:table-row table:style-name="ro1">
          <table:table-cell office:value-type="string">
            <text:p>Outfit-A-prof2</text:p>
          </table:table-cell>
          <table:table-cell office:value-type="string">
            <text:p>Outfit-A-prof1</text:p>
          </table:table-cell>
          <table:table-cell office:value-type="string">
            <text:p>NegoAgent</text:p>
          </table:table-cell>
          <table:table-cell office:value-type="string">
            <text:p>Nice Tit for Tat Agent</text:p>
          </table:table-cell>
          <table:table-cell table:number-columns-repeated="2"/>
          <table:table-cell office:value-type="float" office:value="5122">
            <text:p>5122</text:p>
          </table:table-cell>
          <table:table-cell office:value-type="float" office:value="0.936441830915422">
            <text:p>0.9364418309</text:p>
          </table:table-cell>
          <table:table-cell office:value-type="float" office:value="0.800772931300356">
            <text:p>0.8007729313</text:p>
          </table:table-cell>
          <table:table-cell office:value-type="float" office:value="0.469934310463645">
            <text:p>0.4699343105</text:p>
          </table:table-cell>
          <table:table-cell office:value-type="float" office:value="0.401851629097688">
            <text:p>0.4018516291</text:p>
          </table:table-cell>
          <table:table-cell office:value-type="float" office:value="0.9947302767">
            <text:p>0.9947302767</text:p>
          </table:table-cell>
        </table:table-row>
        <table:table-row table:style-name="ro2">
          <table:table-cell office:value-type="string">
            <text:p>Outfit-A-prof2</text:p>
          </table:table-cell>
          <table:table-cell office:value-type="string">
            <text:p>Outfit-A-prof1</text:p>
          </table:table-cell>
          <table:table-cell office:value-type="string">
            <text:p>NegoAgent</text:p>
          </table:table-cell>
          <table:table-cell office:value-type="string">
            <text:p>CUHKAgent</text:p>
          </table:table-cell>
          <table:table-cell table:number-columns-repeated="2"/>
          <table:table-cell office:value-type="float" office:value="2320">
            <text:p>2320</text:p>
          </table:table-cell>
          <table:table-cell office:value-type="float" office:value="0.713988239119399">
            <text:p>0.7139882391</text:p>
          </table:table-cell>
          <table:table-cell office:value-type="float" office:value="0.882340117174105">
            <text:p>0.8823401172</text:p>
          </table:table-cell>
          <table:table-cell office:value-type="float" office:value="0.583890822423781">
            <text:p>0.5838908224</text:p>
          </table:table-cell>
          <table:table-cell office:value-type="float" office:value="0.721566922880545">
            <text:p>0.7215669229</text:p>
          </table:table-cell>
          <table:table-cell office:value-type="float" office:value="0.290201675166667">
            <text:p>0.2902016752</text:p>
          </table:table-cell>
        </table:table-row>
        <table:table-row table:style-name="ro2">
          <table:table-cell office:value-type="string">
            <text:p>Outfit-A-prof2</text:p>
          </table:table-cell>
          <table:table-cell office:value-type="string">
            <text:p>Outfit-A-prof1</text:p>
          </table:table-cell>
          <table:table-cell office:value-type="string">
            <text:p>NegoAgent</text:p>
          </table:table-cell>
          <table:table-cell office:value-type="string">
            <text:p>AgentKF</text:p>
          </table:table-cell>
          <table:table-cell table:number-columns-repeated="2"/>
          <table:table-cell office:value-type="float" office:value="429">
            <text:p>429</text:p>
          </table:table-cell>
          <table:table-cell office:value-type="float" office:value="0.936441830915422">
            <text:p>0.9364418309</text:p>
          </table:table-cell>
          <table:table-cell office:value-type="float" office:value="0.800772931300356">
            <text:p>0.8007729313</text:p>
          </table:table-cell>
          <table:table-cell office:value-type="float" office:value="0.632750131605119">
            <text:p>0.6327501316</text:p>
          </table:table-cell>
          <table:table-cell office:value-type="float" office:value="0.541079179654759">
            <text:p>0.5410791797</text:p>
          </table:table-cell>
          <table:table-cell office:value-type="float" office:value="0.565553478766667">
            <text:p>0.5655534788</text:p>
          </table:table-cell>
        </table:table-row>
        <table:table-row table:style-name="ro2">
          <table:table-cell office:value-type="string">
            <text:p>Outfit-A-prof2</text:p>
          </table:table-cell>
          <table:table-cell office:value-type="string">
            <text:p>Outfit-A-prof1</text:p>
          </table:table-cell>
          <table:table-cell office:value-type="string">
            <text:p>NegoAgent</text:p>
          </table:table-cell>
          <table:table-cell office:value-type="string">
            <text:p>Meta-Agent</text:p>
          </table:table-cell>
          <table:table-cell table:number-columns-repeated="2"/>
          <table:table-cell office:value-type="float" office:value="1248">
            <text:p>1248</text:p>
          </table:table-cell>
          <table:table-cell office:value-type="float" office:value="1">
            <text:p>1</text:p>
          </table:table-cell>
          <table:table-cell office:value-type="float" office:value="0.739597541895045">
            <text:p>0.7395975419</text:p>
          </table:table-cell>
          <table:table-cell office:value-type="float" office:value="0.833532542917924">
            <text:p>0.8335325429</text:p>
          </table:table-cell>
          <table:table-cell office:value-type="float" office:value="0.616478619831622">
            <text:p>0.6164786198</text:p>
          </table:table-cell>
          <table:table-cell office:value-type="float" office:value="0.262689568633333">
            <text:p>0.2626895686</text:p>
          </table:table-cell>
        </table:table-row>
        <table:table-row table:style-name="ro2">
          <table:table-cell office:value-type="string">
            <text:p>Outfit-A-prof2</text:p>
          </table:table-cell>
          <table:table-cell office:value-type="string">
            <text:p>Outfit-A-prof1</text:p>
          </table:table-cell>
          <table:table-cell office:value-type="string">
            <text:p>NegoAgent</text:p>
          </table:table-cell>
          <table:table-cell office:value-type="string">
            <text:p>TMF-Agent</text:p>
          </table:table-cell>
          <table:table-cell table:number-columns-repeated="2"/>
          <table:table-cell office:value-type="float" office:value="4690">
            <text:p>4690</text:p>
          </table:table-cell>
          <table:table-cell office:value-type="float" office:value="1">
            <text:p>1</text:p>
          </table:table-cell>
          <table:table-cell office:value-type="float" office:value="0.739597541895045">
            <text:p>0.7395975419</text:p>
          </table:table-cell>
          <table:table-cell office:value-type="float" office:value="0.567245101120712">
            <text:p>0.5672451011</text:p>
          </table:table-cell>
          <table:table-cell office:value-type="float" office:value="0.419533082440885">
            <text:p>0.4195330824</text:p>
          </table:table-cell>
          <table:table-cell office:value-type="float" office:value="0.817955850433333">
            <text:p>0.8179558504</text:p>
          </table:table-cell>
        </table:table-row>
        <table:table-row table:style-name="ro1">
          <table:table-cell office:value-type="string">
            <text:p>DogChoosing_util1</text:p>
          </table:table-cell>
          <table:table-cell office:value-type="string">
            <text:p>DogChoosing_util2</text:p>
          </table:table-cell>
          <table:table-cell office:value-type="string">
            <text:p>NegoAgent</text:p>
          </table:table-cell>
          <table:table-cell office:value-type="string">
            <text:p>Agent_K</text:p>
          </table:table-cell>
          <table:table-cell table:number-columns-repeated="2"/>
          <table:table-cell office:value-type="float" office:value="1795">
            <text:p>1795</text:p>
          </table:table-cell>
          <table:table-cell office:value-type="float" office:value="0.987831673354987">
            <text:p>0.9878316734</text:p>
          </table:table-cell>
          <table:table-cell office:value-type="float" office:value="0.950820877348224">
            <text:p>0.9508208773</text:p>
          </table:table-cell>
          <table:table-cell office:value-type="float" office:value="0.987831673354987">
            <text:p>0.9878316734</text:p>
          </table:table-cell>
          <table:table-cell office:value-type="float" office:value="0.950820877348224">
            <text:p>0.9508208773</text:p>
          </table:table-cell>
          <table:table-cell office:value-type="float" office:value="0.2183013013">
            <text:p>0.2183013013</text:p>
          </table:table-cell>
        </table:table-row>
        <table:table-row table:style-name="ro1">
          <table:table-cell office:value-type="string">
            <text:p>DogChoosing_util1</text:p>
          </table:table-cell>
          <table:table-cell office:value-type="string">
            <text:p>DogChoosing_util2</text:p>
          </table:table-cell>
          <table:table-cell office:value-type="string">
            <text:p>NegoAgent</text:p>
          </table:table-cell>
          <table:table-cell office:value-type="string">
            <text:p>The Negotiator</text:p>
          </table:table-cell>
          <table:table-cell table:number-columns-repeated="2"/>
          <table:table-cell office:value-type="float" office:value="2811">
            <text:p>2811</text:p>
          </table:table-cell>
          <table:table-cell office:value-type="float" office:value="0.987831673354987">
            <text:p>0.9878316734</text:p>
          </table:table-cell>
          <table:table-cell office:value-type="float" office:value="0.950820877348224">
            <text:p>0.9508208773</text:p>
          </table:table-cell>
          <table:table-cell office:value-type="float" office:value="0.987831673354987">
            <text:p>0.9878316734</text:p>
          </table:table-cell>
          <table:table-cell office:value-type="float" office:value="0.950820877348224">
            <text:p>0.9508208773</text:p>
          </table:table-cell>
          <table:table-cell office:value-type="float" office:value="0.4143234917">
            <text:p>0.4143234917</text:p>
          </table:table-cell>
        </table:table-row>
        <table:table-row table:style-name="ro1">
          <table:table-cell office:value-type="string">
            <text:p>DogChoosing_util1</text:p>
          </table:table-cell>
          <table:table-cell office:value-type="string">
            <text:p>DogChoosing_util2</text:p>
          </table:table-cell>
          <table:table-cell office:value-type="string">
            <text:p>NegoAgent</text:p>
          </table:table-cell>
          <table:table-cell office:value-type="string">
            <text:p>Nice Tit for Tat Agent</text:p>
          </table:table-cell>
          <table:table-cell table:number-columns-repeated="2"/>
          <table:table-cell office:value-type="float" office:value="1859">
            <text:p>1859</text:p>
          </table:table-cell>
          <table:table-cell office:value-type="float" office:value="0.987831673354987">
            <text:p>0.9878316734</text:p>
          </table:table-cell>
          <table:table-cell office:value-type="float" office:value="0.950820877348224">
            <text:p>0.9508208773</text:p>
          </table:table-cell>
          <table:table-cell office:value-type="float" office:value="0.987831673354987">
            <text:p>0.9878316734</text:p>
          </table:table-cell>
          <table:table-cell office:value-type="float" office:value="0.950820877348224">
            <text:p>0.9508208773</text:p>
          </table:table-cell>
          <table:table-cell office:value-type="float" office:value="0.270895644833333">
            <text:p>0.2708956448</text:p>
          </table:table-cell>
        </table:table-row>
        <table:table-row table:style-name="ro1">
          <table:table-cell office:value-type="string">
            <text:p>DogChoosing_util1</text:p>
          </table:table-cell>
          <table:table-cell office:value-type="string">
            <text:p>DogChoosing_util2</text:p>
          </table:table-cell>
          <table:table-cell office:value-type="string">
            <text:p>NegoAgent</text:p>
          </table:table-cell>
          <table:table-cell office:value-type="string">
            <text:p>CUHKAgent</text:p>
          </table:table-cell>
          <table:table-cell table:number-columns-repeated="2"/>
          <table:table-cell office:value-type="float" office:value="5215">
            <text:p>5215</text:p>
          </table:table-cell>
          <table:table-cell office:value-type="float" office:value="0.987831673354987">
            <text:p>0.9878316734</text:p>
          </table:table-cell>
          <table:table-cell office:value-type="float" office:value="0.950820877348224">
            <text:p>0.9508208773</text:p>
          </table:table-cell>
          <table:table-cell office:value-type="float" office:value="0.987831673354987">
            <text:p>0.9878316734</text:p>
          </table:table-cell>
          <table:table-cell office:value-type="float" office:value="0.950820877348224">
            <text:p>0.9508208773</text:p>
          </table:table-cell>
          <table:table-cell office:value-type="float" office:value="0.998628924733333">
            <text:p>0.9986289247</text:p>
          </table:table-cell>
        </table:table-row>
        <table:table-row table:style-name="ro1">
          <table:table-cell office:value-type="string">
            <text:p>DogChoosing_util1</text:p>
          </table:table-cell>
          <table:table-cell office:value-type="string">
            <text:p>DogChoosing_util2</text:p>
          </table:table-cell>
          <table:table-cell office:value-type="string">
            <text:p>NegoAgent</text:p>
          </table:table-cell>
          <table:table-cell office:value-type="string">
            <text:p>AgentKF</text:p>
          </table:table-cell>
          <table:table-cell table:number-columns-repeated="2"/>
          <table:table-cell office:value-type="float" office:value="285">
            <text:p>285</text:p>
          </table:table-cell>
          <table:table-cell office:value-type="float" office:value="0.987831673354987">
            <text:p>0.9878316734</text:p>
          </table:table-cell>
          <table:table-cell office:value-type="float" office:value="0.950820877348224">
            <text:p>0.9508208773</text:p>
          </table:table-cell>
          <table:table-cell office:value-type="float" office:value="0.987831673354987">
            <text:p>0.9878316734</text:p>
          </table:table-cell>
          <table:table-cell office:value-type="float" office:value="0.950820877348224">
            <text:p>0.9508208773</text:p>
          </table:table-cell>
          <table:table-cell office:value-type="float" office:value="0.2401757783">
            <text:p>0.2401757783</text:p>
          </table:table-cell>
        </table:table-row>
        <table:table-row table:style-name="ro1">
          <table:table-cell office:value-type="string">
            <text:p>DogChoosing_util1</text:p>
          </table:table-cell>
          <table:table-cell office:value-type="string">
            <text:p>DogChoosing_util2</text:p>
          </table:table-cell>
          <table:table-cell office:value-type="string">
            <text:p>NegoAgent</text:p>
          </table:table-cell>
          <table:table-cell office:value-type="string">
            <text:p>Meta-Agent</text:p>
          </table:table-cell>
          <table:table-cell table:number-columns-repeated="2"/>
          <table:table-cell office:value-type="float" office:value="5205">
            <text:p>5205</text:p>
          </table:table-cell>
          <table:table-cell office:value-type="float" office:value="0.987831673354987">
            <text:p>0.9878316734</text:p>
          </table:table-cell>
          <table:table-cell office:value-type="float" office:value="0.950820877348224">
            <text:p>0.9508208773</text:p>
          </table:table-cell>
          <table:table-cell office:value-type="float" office:value="0.987831673354987">
            <text:p>0.9878316734</text:p>
          </table:table-cell>
          <table:table-cell office:value-type="float" office:value="0.950820877348224">
            <text:p>0.9508208773</text:p>
          </table:table-cell>
          <table:table-cell office:value-type="float" office:value="0.990492705033333">
            <text:p>0.990492705</text:p>
          </table:table-cell>
        </table:table-row>
        <table:table-row table:style-name="ro1">
          <table:table-cell office:value-type="string">
            <text:p>DogChoosing_util1</text:p>
          </table:table-cell>
          <table:table-cell office:value-type="string">
            <text:p>DogChoosing_util2</text:p>
          </table:table-cell>
          <table:table-cell office:value-type="string">
            <text:p>NegoAgent</text:p>
          </table:table-cell>
          <table:table-cell office:value-type="string">
            <text:p>TMF-Agent</text:p>
          </table:table-cell>
          <table:table-cell table:number-columns-repeated="2"/>
          <table:table-cell office:value-type="float" office:value="5140">
            <text:p>5140</text:p>
          </table:table-cell>
          <table:table-cell office:value-type="float" office:value="0.878937886829814">
            <text:p>0.8789378868</text:p>
          </table:table-cell>
          <table:table-cell office:value-type="float" office:value="0.977919105914417">
            <text:p>0.9779191059</text:p>
          </table:table-cell>
          <table:table-cell office:value-type="float" office:value="0.878937886829814">
            <text:p>0.8789378868</text:p>
          </table:table-cell>
          <table:table-cell office:value-type="float" office:value="0.977919105914417">
            <text:p>0.9779191059</text:p>
          </table:table-cell>
          <table:table-cell office:value-type="float" office:value="0.9947623108">
            <text:p>0.9947623108</text:p>
          </table:table-cell>
        </table:table-row>
        <table:table-row table:style-name="ro1">
          <table:table-cell office:value-type="string">
            <text:p>DogChoosing_util2</text:p>
          </table:table-cell>
          <table:table-cell office:value-type="string">
            <text:p>DogChoosing_util1</text:p>
          </table:table-cell>
          <table:table-cell office:value-type="string">
            <text:p>NegoAgent</text:p>
          </table:table-cell>
          <table:table-cell office:value-type="string">
            <text:p>Agent_K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0.950820877348224">
            <text:p>0.9508208773</text:p>
          </table:table-cell>
          <table:table-cell office:value-type="float" office:value="0.987831673354987">
            <text:p>0.9878316734</text:p>
          </table:table-cell>
          <table:table-cell office:value-type="float" office:value="0.950820877348224">
            <text:p>0.9508208773</text:p>
          </table:table-cell>
          <table:table-cell office:value-type="float" office:value="0.987831673354987">
            <text:p>0.9878316734</text:p>
          </table:table-cell>
          <table:table-cell table:style-name="ce3" office:value-type="float" office:value="0.000513735833333333">
            <text:p>5.14E-004</text:p>
          </table:table-cell>
        </table:table-row>
        <table:table-row table:style-name="ro1">
          <table:table-cell office:value-type="string">
            <text:p>DogChoosing_util2</text:p>
          </table:table-cell>
          <table:table-cell office:value-type="string">
            <text:p>DogChoosing_util1</text:p>
          </table:table-cell>
          <table:table-cell office:value-type="string">
            <text:p>NegoAgent</text:p>
          </table:table-cell>
          <table:table-cell office:value-type="string">
            <text:p>The Negotiator</text:p>
          </table:table-cell>
          <table:table-cell table:number-columns-repeated="2"/>
          <table:table-cell office:value-type="float" office:value="1070">
            <text:p>1070</text:p>
          </table:table-cell>
          <table:table-cell office:value-type="float" office:value="0.950820877348224">
            <text:p>0.9508208773</text:p>
          </table:table-cell>
          <table:table-cell office:value-type="float" office:value="0.987831673354987">
            <text:p>0.9878316734</text:p>
          </table:table-cell>
          <table:table-cell office:value-type="float" office:value="0.950820877348224">
            <text:p>0.9508208773</text:p>
          </table:table-cell>
          <table:table-cell office:value-type="float" office:value="0.987831673354987">
            <text:p>0.9878316734</text:p>
          </table:table-cell>
          <table:table-cell office:value-type="float" office:value="0.101045411366667">
            <text:p>0.1010454114</text:p>
          </table:table-cell>
        </table:table-row>
        <table:table-row table:style-name="ro1">
          <table:table-cell office:value-type="string">
            <text:p>DogChoosing_util2</text:p>
          </table:table-cell>
          <table:table-cell office:value-type="string">
            <text:p>DogChoosing_util1</text:p>
          </table:table-cell>
          <table:table-cell office:value-type="string">
            <text:p>NegoAgent</text:p>
          </table:table-cell>
          <table:table-cell office:value-type="string">
            <text:p>Nice Tit for Tat Agent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.972901771433807">
            <text:p>0.9729017714</text:p>
          </table:table-cell>
          <table:table-cell office:value-type="float" office:value="0.829728427123323">
            <text:p>0.8297284271</text:p>
          </table:table-cell>
          <table:table-cell office:value-type="float" office:value="0.972901771433807">
            <text:p>0.9729017714</text:p>
          </table:table-cell>
          <table:table-cell office:value-type="float" office:value="0.829728427123323">
            <text:p>0.8297284271</text:p>
          </table:table-cell>
          <table:table-cell table:style-name="ce3" office:value-type="float" office:value="0.000507701233333333">
            <text:p>5.08E-004</text:p>
          </table:table-cell>
        </table:table-row>
        <table:table-row table:style-name="ro1">
          <table:table-cell office:value-type="string">
            <text:p>DogChoosing_util2</text:p>
          </table:table-cell>
          <table:table-cell office:value-type="string">
            <text:p>DogChoosing_util1</text:p>
          </table:table-cell>
          <table:table-cell office:value-type="string">
            <text:p>NegoAgent</text:p>
          </table:table-cell>
          <table:table-cell office:value-type="string">
            <text:p>CUHKAgent</text:p>
          </table:table-cell>
          <table:table-cell table:number-columns-repeated="2"/>
          <table:table-cell office:value-type="float" office:value="5252">
            <text:p>5252</text:p>
          </table:table-cell>
          <table:table-cell office:value-type="float" office:value="0.950820877348224">
            <text:p>0.9508208773</text:p>
          </table:table-cell>
          <table:table-cell office:value-type="float" office:value="0.987831673354987">
            <text:p>0.9878316734</text:p>
          </table:table-cell>
          <table:table-cell office:value-type="float" office:value="0.950820877348224">
            <text:p>0.9508208773</text:p>
          </table:table-cell>
          <table:table-cell office:value-type="float" office:value="0.987831673354987">
            <text:p>0.9878316734</text:p>
          </table:table-cell>
          <table:table-cell office:value-type="float" office:value="0.999327954733333">
            <text:p>0.9993279547</text:p>
          </table:table-cell>
        </table:table-row>
        <table:table-row table:style-name="ro1">
          <table:table-cell office:value-type="string">
            <text:p>DogChoosing_util2</text:p>
          </table:table-cell>
          <table:table-cell office:value-type="string">
            <text:p>DogChoosing_util1</text:p>
          </table:table-cell>
          <table:table-cell office:value-type="string">
            <text:p>NegoAgent</text:p>
          </table:table-cell>
          <table:table-cell office:value-type="string">
            <text:p>AgentKF</text:p>
          </table:table-cell>
          <table:table-cell table:number-columns-repeated="2"/>
          <table:table-cell office:value-type="float" office:value="491">
            <text:p>491</text:p>
          </table:table-cell>
          <table:table-cell office:value-type="float" office:value="0.977919105914417">
            <text:p>0.9779191059</text:p>
          </table:table-cell>
          <table:table-cell office:value-type="float" office:value="0.878937886829814">
            <text:p>0.8789378868</text:p>
          </table:table-cell>
          <table:table-cell office:value-type="float" office:value="0.977919105914417">
            <text:p>0.9779191059</text:p>
          </table:table-cell>
          <table:table-cell office:value-type="float" office:value="0.878937886829814">
            <text:p>0.8789378868</text:p>
          </table:table-cell>
          <table:table-cell office:value-type="float" office:value="0.481059481166667">
            <text:p>0.4810594812</text:p>
          </table:table-cell>
        </table:table-row>
        <table:table-row table:style-name="ro1">
          <table:table-cell office:value-type="string">
            <text:p>DogChoosing_util2</text:p>
          </table:table-cell>
          <table:table-cell office:value-type="string">
            <text:p>DogChoosing_util1</text:p>
          </table:table-cell>
          <table:table-cell office:value-type="string">
            <text:p>NegoAgent</text:p>
          </table:table-cell>
          <table:table-cell office:value-type="string">
            <text:p>Meta-Agent</text:p>
          </table:table-cell>
          <table:table-cell table:number-columns-repeated="2"/>
          <table:table-cell office:value-type="float" office:value="5270">
            <text:p>5270</text:p>
          </table:table-cell>
          <table:table-cell office:value-type="float" office:value="0.950820877348224">
            <text:p>0.9508208773</text:p>
          </table:table-cell>
          <table:table-cell office:value-type="float" office:value="0.987831673354987">
            <text:p>0.9878316734</text:p>
          </table:table-cell>
          <table:table-cell office:value-type="float" office:value="0.950820877348224">
            <text:p>0.9508208773</text:p>
          </table:table-cell>
          <table:table-cell office:value-type="float" office:value="0.987831673354987">
            <text:p>0.9878316734</text:p>
          </table:table-cell>
          <table:table-cell office:value-type="float" office:value="0.999075445133333">
            <text:p>0.9990754451</text:p>
          </table:table-cell>
        </table:table-row>
        <table:table-row table:style-name="ro1">
          <table:table-cell office:value-type="string">
            <text:p>DogChoosing_util2</text:p>
          </table:table-cell>
          <table:table-cell office:value-type="string">
            <text:p>DogChoosing_util1</text:p>
          </table:table-cell>
          <table:table-cell office:value-type="string">
            <text:p>NegoAgent</text:p>
          </table:table-cell>
          <table:table-cell office:value-type="string">
            <text:p>TMF-Agent</text:p>
          </table:table-cell>
          <table:table-cell table:number-columns-repeated="2"/>
          <table:table-cell office:value-type="float" office:value="5320">
            <text:p>5320</text:p>
          </table:table-cell>
          <table:table-cell office:value-type="float" office:value="0.950820877348224">
            <text:p>0.9508208773</text:p>
          </table:table-cell>
          <table:table-cell office:value-type="float" office:value="0.987831673354987">
            <text:p>0.9878316734</text:p>
          </table:table-cell>
          <table:table-cell office:value-type="float" office:value="0.950820877348224">
            <text:p>0.9508208773</text:p>
          </table:table-cell>
          <table:table-cell office:value-type="float" office:value="0.987831673354987">
            <text:p>0.9878316734</text:p>
          </table:table-cell>
          <table:table-cell office:value-type="float" office:value="0.9736562276">
            <text:p>0.9736562276</text:p>
          </table:table-cell>
        </table:table-row>
        <table:table-row table:style-name="ro1">
          <table:table-cell office:value-type="string">
            <text:p>Kitchen-husband</text:p>
          </table:table-cell>
          <table:table-cell office:value-type="string">
            <text:p>Kitchen-wife</text:p>
          </table:table-cell>
          <table:table-cell office:value-type="string">
            <text:p>NegoAgent</text:p>
          </table:table-cell>
          <table:table-cell office:value-type="string">
            <text:p>Agent_K</text:p>
          </table:table-cell>
          <table:table-cell table:number-columns-repeated="2"/>
          <table:table-cell office:value-type="float" office:value="274">
            <text:p>274</text:p>
          </table:table-cell>
          <table:table-cell office:value-type="float" office:value="0.93317735715651">
            <text:p>0.9331773572</text:p>
          </table:table-cell>
          <table:table-cell office:value-type="float" office:value="0.978013318843515">
            <text:p>0.9780133188</text:p>
          </table:table-cell>
          <table:table-cell office:value-type="float" office:value="0.878770564017639">
            <text:p>0.878770564</text:p>
          </table:table-cell>
          <table:table-cell office:value-type="float" office:value="0.920992466465015">
            <text:p>0.9209924665</text:p>
          </table:table-cell>
          <table:table-cell office:value-type="float" office:value="0.269205323433333">
            <text:p>0.2692053234</text:p>
          </table:table-cell>
        </table:table-row>
        <table:table-row table:style-name="ro1">
          <table:table-cell office:value-type="string">
            <text:p>Kitchen-husband</text:p>
          </table:table-cell>
          <table:table-cell office:value-type="string">
            <text:p>Kitchen-wife</text:p>
          </table:table-cell>
          <table:table-cell office:value-type="string">
            <text:p>NegoAgent</text:p>
          </table:table-cell>
          <table:table-cell office:value-type="string">
            <text:p>The Negotiator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float" office:value="0.930770303182496">
            <text:p>0.9307703032</text:p>
          </table:table-cell>
          <table:table-cell office:value-type="float" office:value="0.988322419435018">
            <text:p>0.9883224194</text:p>
          </table:table-cell>
          <table:table-cell office:value-type="float" office:value="0.915213209118417">
            <text:p>0.9152132091</text:p>
          </table:table-cell>
          <table:table-cell office:value-type="float" office:value="0.971803386981772">
            <text:p>0.971803387</text:p>
          </table:table-cell>
          <table:table-cell office:value-type="float" office:value="0.0755364546333333">
            <text:p>0.0755364546</text:p>
          </table:table-cell>
        </table:table-row>
        <table:table-row table:style-name="ro1">
          <table:table-cell office:value-type="string">
            <text:p>Kitchen-husband</text:p>
          </table:table-cell>
          <table:table-cell office:value-type="string">
            <text:p>Kitchen-wife</text:p>
          </table:table-cell>
          <table:table-cell office:value-type="string">
            <text:p>NegoAgent</text:p>
          </table:table-cell>
          <table:table-cell office:value-type="string">
            <text:p>Nice Tit for Tat Agent</text:p>
          </table:table-cell>
          <table:table-cell table:number-columns-repeated="2"/>
          <table:table-cell office:value-type="float" office:value="269">
            <text:p>269</text:p>
          </table:table-cell>
          <table:table-cell office:value-type="float" office:value="0.974491786755391">
            <text:p>0.9744917868</text:p>
          </table:table-cell>
          <table:table-cell office:value-type="float" office:value="0.774327234977173">
            <text:p>0.774327235</text:p>
          </table:table-cell>
          <table:table-cell office:value-type="float" office:value="0.852588016660031">
            <text:p>0.8525880167</text:p>
          </table:table-cell>
          <table:table-cell office:value-type="float" office:value="0.677462991979785">
            <text:p>0.677462992</text:p>
          </table:table-cell>
          <table:table-cell office:value-type="float" office:value="0.598895378266667">
            <text:p>0.5988953783</text:p>
          </table:table-cell>
        </table:table-row>
        <table:table-row table:style-name="ro1">
          <table:table-cell office:value-type="string">
            <text:p>Kitchen-husband</text:p>
          </table:table-cell>
          <table:table-cell office:value-type="string">
            <text:p>Kitchen-wife</text:p>
          </table:table-cell>
          <table:table-cell office:value-type="string">
            <text:p>NegoAgent</text:p>
          </table:table-cell>
          <table:table-cell office:value-type="string">
            <text:p>CUHKAgent</text:p>
          </table:table-cell>
          <table:table-cell table:number-columns-repeated="2"/>
          <table:table-cell office:value-type="float" office:value="298">
            <text:p>298</text:p>
          </table:table-cell>
          <table:table-cell office:value-type="float" office:value="0.937520079115488">
            <text:p>0.9375200791</text:p>
          </table:table-cell>
          <table:table-cell office:value-type="float" office:value="0.981408113102849">
            <text:p>0.9814081131</text:p>
          </table:table-cell>
          <table:table-cell office:value-type="float" office:value="0.867655238058979">
            <text:p>0.8676552381</text:p>
          </table:table-cell>
          <table:table-cell office:value-type="float" office:value="0.908272696207898">
            <text:p>0.9082726962</text:p>
          </table:table-cell>
          <table:table-cell office:value-type="float" office:value="0.347057893">
            <text:p>0.347057893</text:p>
          </table:table-cell>
        </table:table-row>
        <table:table-row table:style-name="ro1">
          <table:table-cell office:value-type="string">
            <text:p>Kitchen-husband</text:p>
          </table:table-cell>
          <table:table-cell office:value-type="string">
            <text:p>Kitchen-wife</text:p>
          </table:table-cell>
          <table:table-cell office:value-type="string">
            <text:p>NegoAgent</text:p>
          </table:table-cell>
          <table:table-cell office:value-type="string">
            <text:p>AgentKF</text:p>
          </table:table-cell>
          <table:table-cell table:number-columns-repeated="2"/>
          <table:table-cell office:value-type="float" office:value="354">
            <text:p>354</text:p>
          </table:table-cell>
          <table:table-cell office:value-type="float" office:value="0.926310350316442">
            <text:p>0.9263103503</text:p>
          </table:table-cell>
          <table:table-cell office:value-type="float" office:value="0.989905244261313">
            <text:p>0.9899052443</text:p>
          </table:table-cell>
          <table:table-cell office:value-type="float" office:value="0.829695163591647">
            <text:p>0.8296951636</text:p>
          </table:table-cell>
          <table:table-cell office:value-type="float" office:value="0.886657040264145">
            <text:p>0.8866570403</text:p>
          </table:table-cell>
          <table:table-cell office:value-type="float" office:value="0.4936327706">
            <text:p>0.4936327706</text:p>
          </table:table-cell>
        </table:table-row>
        <table:table-row table:style-name="ro1">
          <table:table-cell office:value-type="string">
            <text:p>Kitchen-husband</text:p>
          </table:table-cell>
          <table:table-cell office:value-type="string">
            <text:p>Kitchen-wife</text:p>
          </table:table-cell>
          <table:table-cell office:value-type="string">
            <text:p>NegoAgent</text:p>
          </table:table-cell>
          <table:table-cell office:value-type="string">
            <text:p>Meta-Agent</text:p>
          </table:table-cell>
          <table:table-cell table:number-columns-repeated="2"/>
          <table:table-cell office:value-type="float" office:value="514">
            <text:p>514</text:p>
          </table:table-cell>
          <table:table-cell office:value-type="float" office:value="0.928813545654884">
            <text:p>0.9288135457</text:p>
          </table:table-cell>
          <table:table-cell office:value-type="float" office:value="0.954070608227083">
            <text:p>0.9540706082</text:p>
          </table:table-cell>
          <table:table-cell office:value-type="float" office:value="0.809639635813532">
            <text:p>0.8096396358</text:p>
          </table:table-cell>
          <table:table-cell office:value-type="float" office:value="0.831656023320302">
            <text:p>0.8316560233</text:p>
          </table:table-cell>
          <table:table-cell office:value-type="float" office:value="0.615383052266667">
            <text:p>0.6153830523</text:p>
          </table:table-cell>
        </table:table-row>
        <table:table-row table:style-name="ro1">
          <table:table-cell office:value-type="string">
            <text:p>Kitchen-husband</text:p>
          </table:table-cell>
          <table:table-cell office:value-type="string">
            <text:p>Kitchen-wife</text:p>
          </table:table-cell>
          <table:table-cell office:value-type="string">
            <text:p>NegoAgent</text:p>
          </table:table-cell>
          <table:table-cell office:value-type="string">
            <text:p>TMF-Agent</text:p>
          </table:table-cell>
          <table:table-cell table:number-columns-repeated="2"/>
          <table:table-cell office:value-type="float" office:value="662">
            <text:p>662</text:p>
          </table:table-cell>
          <table:table-cell office:value-type="float" office:value="0.93497574462289">
            <text:p>0.9349757446</text:p>
          </table:table-cell>
          <table:table-cell office:value-type="float" office:value="0.986468877397478">
            <text:p>0.9864688774</text:p>
          </table:table-cell>
          <table:table-cell office:value-type="float" office:value="0.762814976046233">
            <text:p>0.762814976</text:p>
          </table:table-cell>
          <table:table-cell office:value-type="float" office:value="0.804826475349711">
            <text:p>0.8048264753</text:p>
          </table:table-cell>
          <table:table-cell office:value-type="float" office:value="0.911991763366667">
            <text:p>0.9119917634</text:p>
          </table:table-cell>
        </table:table-row>
        <table:table-row table:style-name="ro1">
          <table:table-cell office:value-type="string">
            <text:p>Kitchen-wife</text:p>
          </table:table-cell>
          <table:table-cell office:value-type="string">
            <text:p>Kitchen-husband</text:p>
          </table:table-cell>
          <table:table-cell office:value-type="string">
            <text:p>NegoAgent</text:p>
          </table:table-cell>
          <table:table-cell office:value-type="string">
            <text:p>Agent_K</text:p>
          </table:table-cell>
          <table:table-cell table:number-columns-repeated="2"/>
          <table:table-cell office:value-type="float" office:value="668">
            <text:p>668</text:p>
          </table:table-cell>
          <table:table-cell office:value-type="float" office:value="0.981591430447221">
            <text:p>0.9815914304</text:p>
          </table:table-cell>
          <table:table-cell office:value-type="float" office:value="0.935417358395292">
            <text:p>0.9354173584</text:p>
          </table:table-cell>
          <table:table-cell office:value-type="float" office:value="0.82929440091905">
            <text:p>0.8292944009</text:p>
          </table:table-cell>
          <table:table-cell office:value-type="float" office:value="0.790284382868208">
            <text:p>0.7902843829</text:p>
          </table:table-cell>
          <table:table-cell office:value-type="float" office:value="0.7555671778">
            <text:p>0.7555671778</text:p>
          </table:table-cell>
        </table:table-row>
        <table:table-row table:style-name="ro1">
          <table:table-cell office:value-type="string">
            <text:p>Kitchen-wife</text:p>
          </table:table-cell>
          <table:table-cell office:value-type="string">
            <text:p>Kitchen-husband</text:p>
          </table:table-cell>
          <table:table-cell office:value-type="string">
            <text:p>NegoAgent</text:p>
          </table:table-cell>
          <table:table-cell office:value-type="string">
            <text:p>The Negotiator</text:p>
          </table:table-cell>
          <table:table-cell table:number-columns-repeated="2"/>
          <table:table-cell office:value-type="float" office:value="742">
            <text:p>742</text:p>
          </table:table-cell>
          <table:table-cell office:value-type="float" office:value="0.921020961233777">
            <text:p>0.9210209612</text:p>
          </table:table-cell>
          <table:table-cell office:value-type="float" office:value="0.958528773815219">
            <text:p>0.9585287738</text:p>
          </table:table-cell>
          <table:table-cell office:value-type="float" office:value="0.770044931235426">
            <text:p>0.7700449312</text:p>
          </table:table-cell>
          <table:table-cell office:value-type="float" office:value="0.801404370570419">
            <text:p>0.8014043706</text:p>
          </table:table-cell>
          <table:table-cell office:value-type="float" office:value="0.8023262548">
            <text:p>0.8023262548</text:p>
          </table:table-cell>
        </table:table-row>
        <table:table-row table:style-name="ro1">
          <table:table-cell office:value-type="string">
            <text:p>Kitchen-wife</text:p>
          </table:table-cell>
          <table:table-cell office:value-type="string">
            <text:p>Kitchen-husband</text:p>
          </table:table-cell>
          <table:table-cell office:value-type="string">
            <text:p>NegoAgent</text:p>
          </table:table-cell>
          <table:table-cell office:value-type="string">
            <text:p>Nice Tit for Tat Agent</text:p>
          </table:table-cell>
          <table:table-cell table:number-columns-repeated="2"/>
          <table:table-cell office:value-type="float" office:value="668">
            <text:p>668</text:p>
          </table:table-cell>
          <table:table-cell office:value-type="float" office:value="0.978155063583387">
            <text:p>0.9781550636</text:p>
          </table:table-cell>
          <table:table-cell office:value-type="float" office:value="0.944082752701739">
            <text:p>0.9440827527</text:p>
          </table:table-cell>
          <table:table-cell office:value-type="float" office:value="0.784879686671503">
            <text:p>0.7848796867</text:p>
          </table:table-cell>
          <table:table-cell office:value-type="float" office:value="0.75753978353693">
            <text:p>0.7575397835</text:p>
          </table:table-cell>
          <table:table-cell office:value-type="float" office:value="0.9865298246">
            <text:p>0.9865298246</text:p>
          </table:table-cell>
        </table:table-row>
        <table:table-row table:style-name="ro1">
          <table:table-cell office:value-type="string">
            <text:p>Kitchen-wife</text:p>
          </table:table-cell>
          <table:table-cell office:value-type="string">
            <text:p>Kitchen-husband</text:p>
          </table:table-cell>
          <table:table-cell office:value-type="string">
            <text:p>NegoAgent</text:p>
          </table:table-cell>
          <table:table-cell office:value-type="string">
            <text:p>CUHKAgent</text:p>
          </table:table-cell>
          <table:table-cell table:number-columns-repeated="2"/>
          <table:table-cell office:value-type="float" office:value="514">
            <text:p>514</text:p>
          </table:table-cell>
          <table:table-cell office:value-type="float" office:value="0.933430784795838">
            <text:p>0.9334307848</text:p>
          </table:table-cell>
          <table:table-cell office:value-type="float" office:value="0.960833593941863">
            <text:p>0.9608335939</text:p>
          </table:table-cell>
          <table:table-cell office:value-type="float" office:value="0.824044074504315">
            <text:p>0.8240440745</text:p>
          </table:table-cell>
          <table:table-cell office:value-type="float" office:value="0.848235608434165">
            <text:p>0.8482356084</text:p>
          </table:table-cell>
          <table:table-cell office:value-type="float" office:value="0.558576739666667">
            <text:p>0.5585767397</text:p>
          </table:table-cell>
        </table:table-row>
        <table:table-row table:style-name="ro1">
          <table:table-cell office:value-type="string">
            <text:p>Kitchen-wife</text:p>
          </table:table-cell>
          <table:table-cell office:value-type="string">
            <text:p>Kitchen-husband</text:p>
          </table:table-cell>
          <table:table-cell office:value-type="string">
            <text:p>NegoAgent</text:p>
          </table:table-cell>
          <table:table-cell office:value-type="string">
            <text:p>AgentK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996665926580688">
            <text:p>0.9966659266</text:p>
          </table:table-cell>
          <table:table-cell office:value-type="float" office:value="0.811175131076066">
            <text:p>0.8111751311</text:p>
          </table:table-cell>
          <table:table-cell office:value-type="float" office:value="0.995536574153834">
            <text:p>0.9955365742</text:p>
          </table:table-cell>
          <table:table-cell office:value-type="float" office:value="0.81025596390234">
            <text:p>0.8102559639</text:p>
          </table:table-cell>
          <table:table-cell office:value-type="float" office:value="0.00508091243333333">
            <text:p>0.0050809124</text:p>
          </table:table-cell>
        </table:table-row>
        <table:table-row table:style-name="ro1">
          <table:table-cell office:value-type="string">
            <text:p>Kitchen-wife</text:p>
          </table:table-cell>
          <table:table-cell office:value-type="string">
            <text:p>Kitchen-husband</text:p>
          </table:table-cell>
          <table:table-cell office:value-type="string">
            <text:p>NegoAgent</text:p>
          </table:table-cell>
          <table:table-cell office:value-type="string">
            <text:p>Meta-Agent</text:p>
          </table:table-cell>
          <table:table-cell table:number-columns-repeated="2"/>
          <table:table-cell office:value-type="float" office:value="674">
            <text:p>674</text:p>
          </table:table-cell>
          <table:table-cell office:value-type="float" office:value="0.978155063583387">
            <text:p>0.9781550636</text:p>
          </table:table-cell>
          <table:table-cell office:value-type="float" office:value="0.944082752701739">
            <text:p>0.9440827527</text:p>
          </table:table-cell>
          <table:table-cell office:value-type="float" office:value="0.835020265981735">
            <text:p>0.835020266</text:p>
          </table:table-cell>
          <table:table-cell office:value-type="float" office:value="0.805933803973576">
            <text:p>0.805933804</text:p>
          </table:table-cell>
          <table:table-cell office:value-type="float" office:value="0.709015398666667">
            <text:p>0.7090153987</text:p>
          </table:table-cell>
        </table:table-row>
        <table:table-row table:style-name="ro1">
          <table:table-cell office:value-type="string">
            <text:p>Kitchen-wife</text:p>
          </table:table-cell>
          <table:table-cell office:value-type="string">
            <text:p>Kitchen-husband</text:p>
          </table:table-cell>
          <table:table-cell office:value-type="string">
            <text:p>NegoAgent</text:p>
          </table:table-cell>
          <table:table-cell office:value-type="string">
            <text:p>TMF-Agent</text:p>
          </table:table-cell>
          <table:table-cell table:number-columns-repeated="2"/>
          <table:table-cell office:value-type="float" office:value="618">
            <text:p>618</text:p>
          </table:table-cell>
          <table:table-cell office:value-type="float" office:value="0.991758786298852">
            <text:p>0.9917587863</text:p>
          </table:table-cell>
          <table:table-cell office:value-type="float" office:value="0.922104908876049">
            <text:p>0.9221049089</text:p>
          </table:table-cell>
          <table:table-cell office:value-type="float" office:value="0.841654294327287">
            <text:p>0.8416542943</text:p>
          </table:table-cell>
          <table:table-cell office:value-type="float" office:value="0.782542657647738">
            <text:p>0.7825426576</text:p>
          </table:table-cell>
          <table:table-cell office:value-type="float" office:value="0.7354483903">
            <text:p>0.7354483903</text:p>
          </table:table-cell>
        </table:table-row>
        <table:table-row table:style-name="ro1">
          <table:table-cell office:value-type="string">
            <text:p>NiceOrDie-B-prof1</text:p>
          </table:table-cell>
          <table:table-cell office:value-type="string">
            <text:p>NiceOrDie-B-prof2</text:p>
          </table:table-cell>
          <table:table-cell office:value-type="string">
            <text:p>NegoAgent</text:p>
          </table:table-cell>
          <table:table-cell office:value-type="string">
            <text:p>Agent_K</text:p>
          </table:table-cell>
          <table:table-cell table:number-columns-repeated="2"/>
          <table:table-cell office:value-type="float" office:value="5978">
            <text:p>597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iceOrDie-B-prof1</text:p>
          </table:table-cell>
          <table:table-cell office:value-type="string">
            <text:p>NiceOrDie-B-prof2</text:p>
          </table:table-cell>
          <table:table-cell office:value-type="string">
            <text:p>NegoAgent</text:p>
          </table:table-cell>
          <table:table-cell office:value-type="string">
            <text:p>The Negotiator</text:p>
          </table:table-cell>
          <table:table-cell table:number-columns-repeated="2"/>
          <table:table-cell office:value-type="float" office:value="5723">
            <text:p>5723</text:p>
          </table:table-cell>
          <table:table-cell table:number-columns-repeated="2" office:value-type="float" office:value="0.299">
            <text:p>0.299</text:p>
          </table:table-cell>
          <table:table-cell table:number-columns-repeated="2" office:value-type="float" office:value="0.226905843687325">
            <text:p>0.2269058437</text:p>
          </table:table-cell>
          <table:table-cell office:value-type="float" office:value="0.959074109566667">
            <text:p>0.9590741096</text:p>
          </table:table-cell>
        </table:table-row>
        <table:table-row table:style-name="ro1">
          <table:table-cell office:value-type="string">
            <text:p>NiceOrDie-B-prof1</text:p>
          </table:table-cell>
          <table:table-cell office:value-type="string">
            <text:p>NiceOrDie-B-prof2</text:p>
          </table:table-cell>
          <table:table-cell office:value-type="string">
            <text:p>NegoAgent</text:p>
          </table:table-cell>
          <table:table-cell office:value-type="string">
            <text:p>Nice Tit for Tat Agent</text:p>
          </table:table-cell>
          <table:table-cell table:number-columns-repeated="2"/>
          <table:table-cell office:value-type="float" office:value="5561">
            <text:p>5561</text:p>
          </table:table-cell>
          <table:table-cell table:number-columns-repeated="2" office:value-type="float" office:value="0.299">
            <text:p>0.299</text:p>
          </table:table-cell>
          <table:table-cell table:number-columns-repeated="2" office:value-type="float" office:value="0.224586239855258">
            <text:p>0.2245862399</text:p>
          </table:table-cell>
          <table:table-cell office:value-type="float" office:value="0.994791909133333">
            <text:p>0.9947919091</text:p>
          </table:table-cell>
        </table:table-row>
        <table:table-row table:style-name="ro1">
          <table:table-cell office:value-type="string">
            <text:p>NiceOrDie-B-prof1</text:p>
          </table:table-cell>
          <table:table-cell office:value-type="string">
            <text:p>NiceOrDie-B-prof2</text:p>
          </table:table-cell>
          <table:table-cell office:value-type="string">
            <text:p>NegoAgent</text:p>
          </table:table-cell>
          <table:table-cell office:value-type="string">
            <text:p>CUHKAgent</text:p>
          </table:table-cell>
          <table:table-cell table:number-columns-repeated="2"/>
          <table:table-cell office:value-type="float" office:value="5715">
            <text:p>5715</text:p>
          </table:table-cell>
          <table:table-cell table:number-columns-repeated="2" office:value-type="float" office:value="0.299">
            <text:p>0.299</text:p>
          </table:table-cell>
          <table:table-cell table:number-columns-repeated="2" office:value-type="float" office:value="0.22433226792502">
            <text:p>0.2243322679</text:p>
          </table:table-cell>
          <table:table-cell office:value-type="float" office:value="0.998725013333333">
            <text:p>0.9987250133</text:p>
          </table:table-cell>
        </table:table-row>
        <table:table-row table:style-name="ro1">
          <table:table-cell office:value-type="string">
            <text:p>NiceOrDie-B-prof1</text:p>
          </table:table-cell>
          <table:table-cell office:value-type="string">
            <text:p>NiceOrDie-B-prof2</text:p>
          </table:table-cell>
          <table:table-cell office:value-type="string">
            <text:p>NegoAgent</text:p>
          </table:table-cell>
          <table:table-cell office:value-type="string">
            <text:p>AgentKF</text:p>
          </table:table-cell>
          <table:table-cell table:number-columns-repeated="2"/>
          <table:table-cell office:value-type="float" office:value="579">
            <text:p>57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iceOrDie-B-prof1</text:p>
          </table:table-cell>
          <table:table-cell office:value-type="string">
            <text:p>NiceOrDie-B-prof2</text:p>
          </table:table-cell>
          <table:table-cell office:value-type="string">
            <text:p>NegoAgent</text:p>
          </table:table-cell>
          <table:table-cell office:value-type="string">
            <text:p>Meta-Agent</text:p>
          </table:table-cell>
          <table:table-cell table:number-columns-repeated="2"/>
          <table:table-cell office:value-type="float" office:value="5648">
            <text:p>564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iceOrDie-B-prof1</text:p>
          </table:table-cell>
          <table:table-cell office:value-type="string">
            <text:p>NiceOrDie-B-prof2</text:p>
          </table:table-cell>
          <table:table-cell office:value-type="string">
            <text:p>NegoAgent</text:p>
          </table:table-cell>
          <table:table-cell office:value-type="string">
            <text:p>TMF-Agent</text:p>
          </table:table-cell>
          <table:table-cell table:number-columns-repeated="2"/>
          <table:table-cell office:value-type="float" office:value="5543">
            <text:p>5543</text:p>
          </table:table-cell>
          <table:table-cell table:number-columns-repeated="2" office:value-type="float" office:value="0.299">
            <text:p>0.299</text:p>
          </table:table-cell>
          <table:table-cell table:number-columns-repeated="2" office:value-type="float" office:value="0.224794779957882">
            <text:p>0.22479478</text:p>
          </table:table-cell>
          <table:table-cell office:value-type="float" office:value="0.9915657032">
            <text:p>0.9915657032</text:p>
          </table:table-cell>
        </table:table-row>
        <table:table-row table:style-name="ro1">
          <table:table-cell office:value-type="string">
            <text:p>NiceOrDie-B-prof2</text:p>
          </table:table-cell>
          <table:table-cell office:value-type="string">
            <text:p>NiceOrDie-B-prof1</text:p>
          </table:table-cell>
          <table:table-cell office:value-type="string">
            <text:p>NegoAgent</text:p>
          </table:table-cell>
          <table:table-cell office:value-type="string">
            <text:p>Agent_K</text:p>
          </table:table-cell>
          <table:table-cell table:number-columns-repeated="2"/>
          <table:table-cell office:value-type="float" office:value="5534">
            <text:p>553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iceOrDie-B-prof2</text:p>
          </table:table-cell>
          <table:table-cell office:value-type="string">
            <text:p>NiceOrDie-B-prof1</text:p>
          </table:table-cell>
          <table:table-cell office:value-type="string">
            <text:p>NegoAgent</text:p>
          </table:table-cell>
          <table:table-cell office:value-type="string">
            <text:p>The Negotiator</text:p>
          </table:table-cell>
          <table:table-cell table:number-columns-repeated="2"/>
          <table:table-cell office:value-type="float" office:value="5513">
            <text:p>5513</text:p>
          </table:table-cell>
          <table:table-cell table:number-columns-repeated="2" office:value-type="float" office:value="0.299">
            <text:p>0.299</text:p>
          </table:table-cell>
          <table:table-cell table:number-columns-repeated="2" office:value-type="float" office:value="0.226931824239205">
            <text:p>0.2269318242</text:p>
          </table:table-cell>
          <table:table-cell office:value-type="float" office:value="0.9586761261">
            <text:p>0.9586761261</text:p>
          </table:table-cell>
        </table:table-row>
        <table:table-row table:style-name="ro1">
          <table:table-cell office:value-type="string">
            <text:p>NiceOrDie-B-prof2</text:p>
          </table:table-cell>
          <table:table-cell office:value-type="string">
            <text:p>NiceOrDie-B-prof1</text:p>
          </table:table-cell>
          <table:table-cell office:value-type="string">
            <text:p>NegoAgent</text:p>
          </table:table-cell>
          <table:table-cell office:value-type="string">
            <text:p>Nice Tit for Tat Agent</text:p>
          </table:table-cell>
          <table:table-cell table:number-columns-repeated="2"/>
          <table:table-cell office:value-type="float" office:value="5497">
            <text:p>5497</text:p>
          </table:table-cell>
          <table:table-cell table:number-columns-repeated="2" office:value-type="float" office:value="0.299">
            <text:p>0.299</text:p>
          </table:table-cell>
          <table:table-cell table:number-columns-repeated="2" office:value-type="float" office:value="0.224572675348214">
            <text:p>0.2245726753</text:p>
          </table:table-cell>
          <table:table-cell office:value-type="float" office:value="0.9950018617">
            <text:p>0.9950018617</text:p>
          </table:table-cell>
        </table:table-row>
        <table:table-row table:style-name="ro1">
          <table:table-cell office:value-type="string">
            <text:p>NiceOrDie-B-prof2</text:p>
          </table:table-cell>
          <table:table-cell office:value-type="string">
            <text:p>NiceOrDie-B-prof1</text:p>
          </table:table-cell>
          <table:table-cell office:value-type="string">
            <text:p>NegoAgent</text:p>
          </table:table-cell>
          <table:table-cell office:value-type="string">
            <text:p>CUHKAgent</text:p>
          </table:table-cell>
          <table:table-cell table:number-columns-repeated="2"/>
          <table:table-cell office:value-type="float" office:value="5635">
            <text:p>5635</text:p>
          </table:table-cell>
          <table:table-cell table:number-columns-repeated="2" office:value-type="float" office:value="0.299">
            <text:p>0.299</text:p>
          </table:table-cell>
          <table:table-cell table:number-columns-repeated="2" office:value-type="float" office:value="0.224334994990521">
            <text:p>0.224334995</text:p>
          </table:table-cell>
          <table:table-cell office:value-type="float" office:value="0.998682757333333">
            <text:p>0.9986827573</text:p>
          </table:table-cell>
        </table:table-row>
        <table:table-row table:style-name="ro1">
          <table:table-cell office:value-type="string">
            <text:p>NiceOrDie-B-prof2</text:p>
          </table:table-cell>
          <table:table-cell office:value-type="string">
            <text:p>NiceOrDie-B-prof1</text:p>
          </table:table-cell>
          <table:table-cell office:value-type="string">
            <text:p>NegoAgent</text:p>
          </table:table-cell>
          <table:table-cell office:value-type="string">
            <text:p>AgentKF</text:p>
          </table:table-cell>
          <table:table-cell table:number-columns-repeated="2"/>
          <table:table-cell office:value-type="float" office:value="571">
            <text:p>57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iceOrDie-B-prof2</text:p>
          </table:table-cell>
          <table:table-cell office:value-type="string">
            <text:p>NiceOrDie-B-prof1</text:p>
          </table:table-cell>
          <table:table-cell office:value-type="string">
            <text:p>NegoAgent</text:p>
          </table:table-cell>
          <table:table-cell office:value-type="string">
            <text:p>Meta-Agent</text:p>
          </table:table-cell>
          <table:table-cell table:number-columns-repeated="2"/>
          <table:table-cell office:value-type="float" office:value="5699">
            <text:p>569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iceOrDie-B-prof2</text:p>
          </table:table-cell>
          <table:table-cell office:value-type="string">
            <text:p>NiceOrDie-B-prof1</text:p>
          </table:table-cell>
          <table:table-cell office:value-type="string">
            <text:p>NegoAgent</text:p>
          </table:table-cell>
          <table:table-cell office:value-type="string">
            <text:p>TMF-Agent</text:p>
          </table:table-cell>
          <table:table-cell table:number-columns-repeated="2"/>
          <table:table-cell office:value-type="float" office:value="5947">
            <text:p>5947</text:p>
          </table:table-cell>
          <table:table-cell table:number-columns-repeated="2" office:value-type="float" office:value="0.299">
            <text:p>0.299</text:p>
          </table:table-cell>
          <table:table-cell table:number-columns-repeated="2" office:value-type="float" office:value="0.224791639356466">
            <text:p>0.2247916394</text:p>
          </table:table-cell>
          <table:table-cell office:value-type="float" office:value="0.991614267466666">
            <text:p>0.9916142675</text:p>
          </table:table-cell>
        </table:table-row>
        <table:table-row table:style-name="ro1">
          <table:table-cell office:value-type="string">
            <text:p>plane_buyer_utility</text:p>
          </table:table-cell>
          <table:table-cell office:value-type="string">
            <text:p>plane_seller_utility</text:p>
          </table:table-cell>
          <table:table-cell office:value-type="string">
            <text:p>NegoAgent</text:p>
          </table:table-cell>
          <table:table-cell office:value-type="string">
            <text:p>Agent_K</text:p>
          </table:table-cell>
          <table:table-cell table:number-columns-repeated="2"/>
          <table:table-cell office:value-type="float" office:value="5390">
            <text:p>5390</text:p>
          </table:table-cell>
          <table:table-cell table:number-columns-repeated="4" office:value-type="float" office:value="0.883333333333333">
            <text:p>0.8833333333</text:p>
          </table:table-cell>
          <table:table-cell office:value-type="float" office:value="0.912417443133333">
            <text:p>0.9124174431</text:p>
          </table:table-cell>
        </table:table-row>
        <table:table-row table:style-name="ro1">
          <table:table-cell office:value-type="string">
            <text:p>plane_buyer_utility</text:p>
          </table:table-cell>
          <table:table-cell office:value-type="string">
            <text:p>plane_seller_utility</text:p>
          </table:table-cell>
          <table:table-cell office:value-type="string">
            <text:p>NegoAgent</text:p>
          </table:table-cell>
          <table:table-cell office:value-type="string">
            <text:p>The Negotiator</text:p>
          </table:table-cell>
          <table:table-cell table:number-columns-repeated="2"/>
          <table:table-cell office:value-type="float" office:value="5336">
            <text:p>5336</text:p>
          </table:table-cell>
          <table:table-cell office:value-type="float" office:value="1">
            <text:p>1</text:p>
          </table:table-cell>
          <table:table-cell office:value-type="float" office:value="0.816666666666667">
            <text:p>0.8166666667</text:p>
          </table:table-cell>
          <table:table-cell office:value-type="float" office:value="1">
            <text:p>1</text:p>
          </table:table-cell>
          <table:table-cell office:value-type="float" office:value="0.816666666666667">
            <text:p>0.8166666667</text:p>
          </table:table-cell>
          <table:table-cell office:value-type="float" office:value="0.894875600066667">
            <text:p>0.8948756001</text:p>
          </table:table-cell>
        </table:table-row>
        <table:table-row table:style-name="ro1">
          <table:table-cell office:value-type="string">
            <text:p>plane_buyer_utility</text:p>
          </table:table-cell>
          <table:table-cell office:value-type="string">
            <text:p>plane_seller_utility</text:p>
          </table:table-cell>
          <table:table-cell office:value-type="string">
            <text:p>NegoAgent</text:p>
          </table:table-cell>
          <table:table-cell office:value-type="string">
            <text:p>Nice Tit for Tat Agent</text:p>
          </table:table-cell>
          <table:table-cell table:number-columns-repeated="2"/>
          <table:table-cell office:value-type="float" office:value="5658">
            <text:p>5658</text:p>
          </table:table-cell>
          <table:table-cell office:value-type="float" office:value="1">
            <text:p>1</text:p>
          </table:table-cell>
          <table:table-cell office:value-type="float" office:value="0.816666666666667">
            <text:p>0.8166666667</text:p>
          </table:table-cell>
          <table:table-cell office:value-type="float" office:value="1">
            <text:p>1</text:p>
          </table:table-cell>
          <table:table-cell office:value-type="float" office:value="0.816666666666667">
            <text:p>0.8166666667</text:p>
          </table:table-cell>
          <table:table-cell office:value-type="float" office:value="0.995486313933333">
            <text:p>0.9954863139</text:p>
          </table:table-cell>
        </table:table-row>
        <table:table-row table:style-name="ro1">
          <table:table-cell office:value-type="string">
            <text:p>plane_buyer_utility</text:p>
          </table:table-cell>
          <table:table-cell office:value-type="string">
            <text:p>plane_seller_utility</text:p>
          </table:table-cell>
          <table:table-cell office:value-type="string">
            <text:p>NegoAgent</text:p>
          </table:table-cell>
          <table:table-cell office:value-type="string">
            <text:p>CUHKAgent</text:p>
          </table:table-cell>
          <table:table-cell table:number-columns-repeated="2"/>
          <table:table-cell office:value-type="float" office:value="5806">
            <text:p>5806</text:p>
          </table:table-cell>
          <table:table-cell office:value-type="float" office:value="1">
            <text:p>1</text:p>
          </table:table-cell>
          <table:table-cell office:value-type="float" office:value="0.816666666666667">
            <text:p>0.8166666667</text:p>
          </table:table-cell>
          <table:table-cell office:value-type="float" office:value="1">
            <text:p>1</text:p>
          </table:table-cell>
          <table:table-cell office:value-type="float" office:value="0.816666666666667">
            <text:p>0.8166666667</text:p>
          </table:table-cell>
          <table:table-cell office:value-type="float" office:value="0.999011034866667">
            <text:p>0.9990110349</text:p>
          </table:table-cell>
        </table:table-row>
        <table:table-row table:style-name="ro1">
          <table:table-cell office:value-type="string">
            <text:p>plane_buyer_utility</text:p>
          </table:table-cell>
          <table:table-cell office:value-type="string">
            <text:p>plane_seller_utility</text:p>
          </table:table-cell>
          <table:table-cell office:value-type="string">
            <text:p>NegoAgent</text:p>
          </table:table-cell>
          <table:table-cell office:value-type="string">
            <text:p>AgentKF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.816666666666667">
            <text:p>0.8166666667</text:p>
          </table:table-cell>
          <table:table-cell office:value-type="float" office:value="1">
            <text:p>1</text:p>
          </table:table-cell>
          <table:table-cell office:value-type="float" office:value="0.816666666666667">
            <text:p>0.8166666667</text:p>
          </table:table-cell>
          <table:table-cell table:style-name="ce3" office:value-type="float" office:value="0.0001257827">
            <text:p>1.26E-004</text:p>
          </table:table-cell>
        </table:table-row>
        <table:table-row table:style-name="ro1">
          <table:table-cell office:value-type="string">
            <text:p>plane_buyer_utility</text:p>
          </table:table-cell>
          <table:table-cell office:value-type="string">
            <text:p>plane_seller_utility</text:p>
          </table:table-cell>
          <table:table-cell office:value-type="string">
            <text:p>NegoAgent</text:p>
          </table:table-cell>
          <table:table-cell office:value-type="string">
            <text:p>Meta-Agent</text:p>
          </table:table-cell>
          <table:table-cell table:number-columns-repeated="2"/>
          <table:table-cell office:value-type="float" office:value="5381">
            <text:p>5381</text:p>
          </table:table-cell>
          <table:table-cell table:number-columns-repeated="4" office:value-type="float" office:value="0.883333333333333">
            <text:p>0.8833333333</text:p>
          </table:table-cell>
          <table:table-cell office:value-type="float" office:value="0.897289363566667">
            <text:p>0.8972893636</text:p>
          </table:table-cell>
        </table:table-row>
        <table:table-row table:style-name="ro1">
          <table:table-cell office:value-type="string">
            <text:p>plane_buyer_utility</text:p>
          </table:table-cell>
          <table:table-cell office:value-type="string">
            <text:p>plane_seller_utility</text:p>
          </table:table-cell>
          <table:table-cell office:value-type="string">
            <text:p>NegoAgent</text:p>
          </table:table-cell>
          <table:table-cell office:value-type="string">
            <text:p>TMF-Agent</text:p>
          </table:table-cell>
          <table:table-cell table:number-columns-repeated="2"/>
          <table:table-cell office:value-type="float" office:value="5864">
            <text:p>5864</text:p>
          </table:table-cell>
          <table:table-cell office:value-type="float" office:value="1">
            <text:p>1</text:p>
          </table:table-cell>
          <table:table-cell office:value-type="float" office:value="0.816666666666667">
            <text:p>0.8166666667</text:p>
          </table:table-cell>
          <table:table-cell office:value-type="float" office:value="1">
            <text:p>1</text:p>
          </table:table-cell>
          <table:table-cell office:value-type="float" office:value="0.816666666666667">
            <text:p>0.8166666667</text:p>
          </table:table-cell>
          <table:table-cell office:value-type="float" office:value="0.9995768107">
            <text:p>0.9995768107</text:p>
          </table:table-cell>
        </table:table-row>
        <table:table-row table:style-name="ro1">
          <table:table-cell office:value-type="string">
            <text:p>plane_seller_utility</text:p>
          </table:table-cell>
          <table:table-cell office:value-type="string">
            <text:p>plane_buyer_utility</text:p>
          </table:table-cell>
          <table:table-cell office:value-type="string">
            <text:p>NegoAgent</text:p>
          </table:table-cell>
          <table:table-cell office:value-type="string">
            <text:p>Agent_K</text:p>
          </table:table-cell>
          <table:table-cell table:number-columns-repeated="2"/>
          <table:table-cell office:value-type="float" office:value="5000">
            <text:p>5000</text:p>
          </table:table-cell>
          <table:table-cell office:value-type="float" office:value="0.933333333333333">
            <text:p>0.9333333333</text:p>
          </table:table-cell>
          <table:table-cell office:value-type="float" office:value="0.85">
            <text:p>0.85</text:p>
          </table:table-cell>
          <table:table-cell office:value-type="float" office:value="0.933333333333333">
            <text:p>0.9333333333</text:p>
          </table:table-cell>
          <table:table-cell office:value-type="float" office:value="0.85">
            <text:p>0.85</text:p>
          </table:table-cell>
          <table:table-cell office:value-type="float" office:value="0.812069255466667">
            <text:p>0.8120692555</text:p>
          </table:table-cell>
        </table:table-row>
        <table:table-row table:style-name="ro1">
          <table:table-cell office:value-type="string">
            <text:p>plane_seller_utility</text:p>
          </table:table-cell>
          <table:table-cell office:value-type="string">
            <text:p>plane_buyer_utility</text:p>
          </table:table-cell>
          <table:table-cell office:value-type="string">
            <text:p>NegoAgent</text:p>
          </table:table-cell>
          <table:table-cell office:value-type="string">
            <text:p>The Negotiator</text:p>
          </table:table-cell>
          <table:table-cell table:number-columns-repeated="2"/>
          <table:table-cell office:value-type="float" office:value="5242">
            <text:p>5242</text:p>
          </table:table-cell>
          <table:table-cell office:value-type="float" office:value="0.933333333333333">
            <text:p>0.9333333333</text:p>
          </table:table-cell>
          <table:table-cell office:value-type="float" office:value="0.85">
            <text:p>0.85</text:p>
          </table:table-cell>
          <table:table-cell office:value-type="float" office:value="0.933333333333333">
            <text:p>0.9333333333</text:p>
          </table:table-cell>
          <table:table-cell office:value-type="float" office:value="0.85">
            <text:p>0.85</text:p>
          </table:table-cell>
          <table:table-cell office:value-type="float" office:value="0.856002709966667">
            <text:p>0.85600271</text:p>
          </table:table-cell>
        </table:table-row>
        <table:table-row table:style-name="ro1">
          <table:table-cell office:value-type="string">
            <text:p>plane_seller_utility</text:p>
          </table:table-cell>
          <table:table-cell office:value-type="string">
            <text:p>plane_buyer_utility</text:p>
          </table:table-cell>
          <table:table-cell office:value-type="string">
            <text:p>NegoAgent</text:p>
          </table:table-cell>
          <table:table-cell office:value-type="string">
            <text:p>Nice Tit for Tat Agent</text:p>
          </table:table-cell>
          <table:table-cell table:number-columns-repeated="2"/>
          <table:table-cell office:value-type="float" office:value="5523">
            <text:p>5523</text:p>
          </table:table-cell>
          <table:table-cell office:value-type="float" office:value="0.933333333333333">
            <text:p>0.9333333333</text:p>
          </table:table-cell>
          <table:table-cell office:value-type="float" office:value="0.85">
            <text:p>0.85</text:p>
          </table:table-cell>
          <table:table-cell office:value-type="float" office:value="0.933333333333333">
            <text:p>0.9333333333</text:p>
          </table:table-cell>
          <table:table-cell office:value-type="float" office:value="0.85">
            <text:p>0.85</text:p>
          </table:table-cell>
          <table:table-cell office:value-type="float" office:value="0.9950211834">
            <text:p>0.9950211834</text:p>
          </table:table-cell>
        </table:table-row>
        <table:table-row table:style-name="ro1">
          <table:table-cell office:value-type="string">
            <text:p>plane_seller_utility</text:p>
          </table:table-cell>
          <table:table-cell office:value-type="string">
            <text:p>plane_buyer_utility</text:p>
          </table:table-cell>
          <table:table-cell office:value-type="string">
            <text:p>NegoAgent</text:p>
          </table:table-cell>
          <table:table-cell office:value-type="string">
            <text:p>CUHKAgent</text:p>
          </table:table-cell>
          <table:table-cell table:number-columns-repeated="2"/>
          <table:table-cell office:value-type="float" office:value="5825">
            <text:p>5825</text:p>
          </table:table-cell>
          <table:table-cell office:value-type="float" office:value="0.933333333333333">
            <text:p>0.9333333333</text:p>
          </table:table-cell>
          <table:table-cell office:value-type="float" office:value="0.85">
            <text:p>0.85</text:p>
          </table:table-cell>
          <table:table-cell office:value-type="float" office:value="0.933333333333333">
            <text:p>0.9333333333</text:p>
          </table:table-cell>
          <table:table-cell office:value-type="float" office:value="0.85">
            <text:p>0.85</text:p>
          </table:table-cell>
          <table:table-cell office:value-type="float" office:value="0.999068521066667">
            <text:p>0.9990685211</text:p>
          </table:table-cell>
        </table:table-row>
        <table:table-row table:style-name="ro1">
          <table:table-cell office:value-type="string">
            <text:p>plane_seller_utility</text:p>
          </table:table-cell>
          <table:table-cell office:value-type="string">
            <text:p>plane_buyer_utility</text:p>
          </table:table-cell>
          <table:table-cell office:value-type="string">
            <text:p>NegoAgent</text:p>
          </table:table-cell>
          <table:table-cell office:value-type="string">
            <text:p>AgentKF</text:p>
          </table:table-cell>
          <table:table-cell table:number-columns-repeated="2"/>
          <table:table-cell office:value-type="float" office:value="643">
            <text:p>643</text:p>
          </table:table-cell>
          <table:table-cell office:value-type="float" office:value="0.933333333333333">
            <text:p>0.9333333333</text:p>
          </table:table-cell>
          <table:table-cell office:value-type="float" office:value="0.85">
            <text:p>0.85</text:p>
          </table:table-cell>
          <table:table-cell office:value-type="float" office:value="0.933333333333333">
            <text:p>0.9333333333</text:p>
          </table:table-cell>
          <table:table-cell office:value-type="float" office:value="0.85">
            <text:p>0.85</text:p>
          </table:table-cell>
          <table:table-cell office:value-type="float" office:value="0.653187925133333">
            <text:p>0.6531879251</text:p>
          </table:table-cell>
        </table:table-row>
        <table:table-row table:style-name="ro1">
          <table:table-cell office:value-type="string">
            <text:p>plane_seller_utility</text:p>
          </table:table-cell>
          <table:table-cell office:value-type="string">
            <text:p>plane_buyer_utility</text:p>
          </table:table-cell>
          <table:table-cell office:value-type="string">
            <text:p>NegoAgent</text:p>
          </table:table-cell>
          <table:table-cell office:value-type="string">
            <text:p>Meta-Agent</text:p>
          </table:table-cell>
          <table:table-cell table:number-columns-repeated="2"/>
          <table:table-cell office:value-type="float" office:value="5373">
            <text:p>5373</text:p>
          </table:table-cell>
          <table:table-cell office:value-type="float" office:value="0.933333333333333">
            <text:p>0.9333333333</text:p>
          </table:table-cell>
          <table:table-cell office:value-type="float" office:value="0.85">
            <text:p>0.85</text:p>
          </table:table-cell>
          <table:table-cell office:value-type="float" office:value="0.933333333333333">
            <text:p>0.9333333333</text:p>
          </table:table-cell>
          <table:table-cell office:value-type="float" office:value="0.85">
            <text:p>0.85</text:p>
          </table:table-cell>
          <table:table-cell office:value-type="float" office:value="0.9073907328">
            <text:p>0.9073907328</text:p>
          </table:table-cell>
        </table:table-row>
        <table:table-row table:style-name="ro1">
          <table:table-cell office:value-type="string">
            <text:p>plane_seller_utility</text:p>
          </table:table-cell>
          <table:table-cell office:value-type="string">
            <text:p>plane_buyer_utility</text:p>
          </table:table-cell>
          <table:table-cell office:value-type="string">
            <text:p>NegoAgent</text:p>
          </table:table-cell>
          <table:table-cell office:value-type="string">
            <text:p>TMF-Agent</text:p>
          </table:table-cell>
          <table:table-cell table:number-columns-repeated="2"/>
          <table:table-cell office:value-type="float" office:value="5819">
            <text:p>5819</text:p>
          </table:table-cell>
          <table:table-cell office:value-type="float" office:value="0.933333333333333">
            <text:p>0.9333333333</text:p>
          </table:table-cell>
          <table:table-cell office:value-type="float" office:value="0.85">
            <text:p>0.85</text:p>
          </table:table-cell>
          <table:table-cell office:value-type="float" office:value="0.933333333333333">
            <text:p>0.9333333333</text:p>
          </table:table-cell>
          <table:table-cell office:value-type="float" office:value="0.85">
            <text:p>0.85</text:p>
          </table:table-cell>
          <table:table-cell office:value-type="float" office:value="0.999094315266667">
            <text:p>0.9990943153</text:p>
          </table:table-cell>
        </table:table-row>
        <table:table-row table:style-name="ro2">
          <table:table-cell table:style-name="Default" table:number-columns-repeated="7"/>
          <table:table-cell table:style-name="Default" office:value-type="string">
            <text:p>Sum = </text:p>
          </table:table-cell>
          <table:table-cell table:style-name="Default" table:formula="of:=SUM([.I1:.I140])" office:value-type="float" office:value="98.2645938945479">
            <text:p>98.2645938945</text:p>
          </table:table-cell>
          <table:table-cell table:style-name="Default" table:formula="of:=SUM([.J1:.J140])" office:value-type="float" office:value="95.9255778425908">
            <text:p>95.9255778426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7"/>
          <table:table-cell table:style-name="Default" office:value-type="string">
            <text:p>Average =</text:p>
          </table:table-cell>
          <table:table-cell table:style-name="Default" table:formula="of:=AVERAGE([.I1:.I140])" office:value-type="float" office:value="0.701889956389628">
            <text:p>0.7018899564</text:p>
          </table:table-cell>
          <table:table-cell table:style-name="Default" table:formula="of:=AVERAGE([.J1:.J140])" office:value-type="float" office:value="0.685182698875648">
            <text:p>0.6851826989</text:p>
          </table:table-cell>
          <table:table-cell table:style-name="Default" table:number-columns-repeated="2"/>
        </table:table-row>
      </table:table>
      <table:table table:name="Φύλλο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Φύλλο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12/05/2013</text:date>, <text:time>01:03:41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 PAN</meta:initial-creator>
    <meta:creation-date>2013-12-05T01:01:06.64</meta:creation-date>
    <dc:date>2013-12-05T01:03:40.83</dc:date>
    <dc:creator>pan PAN</dc:creator>
    <meta:editing-duration>PT2M36S</meta:editing-duration>
    <meta:editing-cycles>1</meta:editing-cycles>
    <meta:document-statistic meta:table-count="3" meta:cell-count="1406" meta:object-count="0"/>
    <meta:generator>OpenOffice/4.0.0$Win32 OpenOffice.org_project/400m3$Build-9702</meta:generator>
  </office:meta>
</office:document-meta>
</file>